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1">
      <style:text-properties officeooo:rsid="000280ab" officeooo:paragraph-rsid="000280ab"/>
    </style:style>
    <style:style style:name="P2" style:family="paragraph" style:parent-style-name="Heading_20_1">
      <style:text-properties officeooo:rsid="000280ab" officeooo:paragraph-rsid="000280ab"/>
    </style:style>
    <style:style style:name="P3" style:family="paragraph" style:parent-style-name="Heading_20_1">
      <style:text-properties officeooo:rsid="0003ef2b" officeooo:paragraph-rsid="0003ef2b"/>
    </style:style>
    <style:style style:name="P4" style:family="paragraph" style:parent-style-name="Heading_20_1">
      <style:text-properties officeooo:rsid="000c3ddb" officeooo:paragraph-rsid="000c3ddb"/>
    </style:style>
    <style:style style:name="P5" style:family="paragraph" style:parent-style-name="Heading_20_1">
      <style:text-properties officeooo:rsid="000c3ddb" officeooo:paragraph-rsid="000dbfb4"/>
    </style:style>
    <style:style style:name="P6" style:family="paragraph" style:parent-style-name="Text_20_body">
      <style:text-properties officeooo:rsid="000280ab" officeooo:paragraph-rsid="000280ab"/>
    </style:style>
    <style:style style:name="P7" style:family="paragraph" style:parent-style-name="Text_20_body">
      <style:text-properties officeooo:rsid="0003ef2b" officeooo:paragraph-rsid="0003ef2b"/>
    </style:style>
    <style:style style:name="P8" style:family="paragraph" style:parent-style-name="Text_20_body">
      <style:text-properties officeooo:rsid="0004626c" officeooo:paragraph-rsid="0004626c"/>
    </style:style>
    <style:style style:name="P9" style:family="paragraph" style:parent-style-name="Text_20_body">
      <style:text-properties officeooo:rsid="00055f40" officeooo:paragraph-rsid="00055f40"/>
    </style:style>
    <style:style style:name="P10" style:family="paragraph" style:parent-style-name="Text_20_body">
      <style:text-properties officeooo:rsid="0005643f" officeooo:paragraph-rsid="0005643f"/>
    </style:style>
    <style:style style:name="P11" style:family="paragraph" style:parent-style-name="Text_20_body">
      <style:text-properties officeooo:rsid="0008179a" officeooo:paragraph-rsid="0008179a"/>
    </style:style>
    <style:style style:name="P12" style:family="paragraph" style:parent-style-name="Text_20_body">
      <style:text-properties officeooo:rsid="0008a80e" officeooo:paragraph-rsid="0008a80e"/>
    </style:style>
    <style:style style:name="P13" style:family="paragraph" style:parent-style-name="Text_20_body">
      <style:text-properties officeooo:rsid="0008a80e" officeooo:paragraph-rsid="0008edc1"/>
    </style:style>
    <style:style style:name="P14" style:family="paragraph" style:parent-style-name="Text_20_body">
      <style:text-properties officeooo:paragraph-rsid="0008edc1"/>
    </style:style>
    <style:style style:name="P15" style:family="paragraph" style:parent-style-name="Text_20_body">
      <style:text-properties officeooo:rsid="000a325d" officeooo:paragraph-rsid="000a325d"/>
    </style:style>
    <style:style style:name="P16" style:family="paragraph" style:parent-style-name="Text_20_body">
      <style:text-properties officeooo:rsid="000af0d1" officeooo:paragraph-rsid="000af0d1"/>
    </style:style>
    <style:style style:name="P17" style:family="paragraph" style:parent-style-name="Text_20_body">
      <loext:graphic-properties draw:fill="none"/>
      <style:paragraph-properties fo:background-color="transparent"/>
      <style:text-properties officeooo:paragraph-rsid="000dbfb4"/>
    </style:style>
    <style:style style:name="P18" style:family="paragraph" style:parent-style-name="Text_20_body">
      <style:text-properties officeooo:rsid="000ea474" officeooo:paragraph-rsid="000ea474"/>
    </style:style>
    <style:style style:name="P19" style:family="paragraph" style:parent-style-name="Text_20_body">
      <loext:graphic-properties draw:fill="none"/>
      <style:paragraph-properties fo:background-color="transparent"/>
    </style:style>
    <style:style style:name="P20" style:family="paragraph" style:parent-style-name="Text_20_body">
      <style:text-properties officeooo:rsid="0011bd89" officeooo:paragraph-rsid="0011bd89"/>
    </style:style>
    <style:style style:name="P21" style:family="paragraph" style:parent-style-name="Text_20_body">
      <style:text-properties officeooo:rsid="00123524" officeooo:paragraph-rsid="00123524"/>
    </style:style>
    <style:style style:name="P22" style:family="paragraph" style:parent-style-name="Text_20_body">
      <style:text-properties officeooo:rsid="001407eb" officeooo:paragraph-rsid="001407eb"/>
    </style:style>
    <style:style style:name="P23" style:family="paragraph" style:parent-style-name="Text_20_body">
      <style:text-properties officeooo:paragraph-rsid="0014d60c"/>
    </style:style>
    <style:style style:name="P24" style:family="paragraph" style:parent-style-name="Text_20_body">
      <style:paragraph-properties fo:text-align="end" style:justify-single-word="false"/>
      <style:text-properties officeooo:rsid="0018e2e3" officeooo:paragraph-rsid="0018e2e3"/>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Heading_20_2">
      <style:text-properties officeooo:rsid="0003ef2b" officeooo:paragraph-rsid="0003ef2b"/>
    </style:style>
    <style:style style:name="P27" style:family="paragraph" style:parent-style-name="Heading_20_2">
      <style:text-properties officeooo:rsid="000af0d1" officeooo:paragraph-rsid="000af0d1"/>
    </style:style>
    <style:style style:name="P28" style:family="paragraph" style:parent-style-name="Heading_20_2">
      <style:text-properties officeooo:paragraph-rsid="000dbfb4"/>
    </style:style>
    <style:style style:name="P29" style:family="paragraph" style:parent-style-name="Heading_20_2">
      <style:text-properties officeooo:paragraph-rsid="0003ef2b"/>
    </style:style>
    <style:style style:name="P30" style:family="paragraph" style:parent-style-name="console">
      <style:text-properties officeooo:paragraph-rsid="000626bb"/>
    </style:style>
    <style:style style:name="P31" style:family="paragraph" style:parent-style-name="Preformatted_20_Text">
      <loext:graphic-properties draw:fill="none"/>
      <style:paragraph-properties fo:background-color="transparent"/>
      <style:text-properties fo:color="#a9b7c6" style:font-name="JetBrains Mono" fo:font-size="9.80000019073486pt"/>
    </style:style>
    <style:style style:name="P32" style:family="paragraph" style:parent-style-name="Preformatted_20_Text">
      <loext:graphic-properties draw:fill="none" draw:fill-color="#2b2b2b" draw:opacity="100%"/>
      <style:paragraph-properties fo:background-color="transparent"/>
      <style:text-properties fo:color="#a9b7c6" style:font-name="JetBrains Mono" fo:font-size="9.80000019073486pt"/>
    </style:style>
    <style:style style:name="P33" style:family="paragraph" style:parent-style-name="Preformatted_20_Text">
      <loext:graphic-properties draw:fill="none"/>
      <style:paragraph-properties fo:background-color="transparent"/>
      <style:text-properties fo:color="#a9b7c6" style:font-name="JetBrains Mono" fo:font-size="9.80000019073486pt" officeooo:rsid="0008179a" officeooo:paragraph-rsid="0008179a"/>
    </style:style>
    <style:style style:name="P34" style:family="paragraph" style:parent-style-name="Preformatted_20_Text">
      <loext:graphic-properties draw:fill="none"/>
      <style:paragraph-properties fo:background-color="transparent"/>
      <style:text-properties fo:color="#a9b7c6" style:font-name="JetBrains Mono" fo:font-size="9.80000019073486pt" officeooo:paragraph-rsid="000dbfb4"/>
    </style:style>
    <style:style style:name="P35" style:family="paragraph" style:parent-style-name="Preformatted_20_Text">
      <loext:graphic-properties draw:fill="none" draw:fill-color="#2b2b2b" draw:opacity="100%"/>
      <style:paragraph-properties fo:background-color="transparent"/>
      <style:text-properties fo:color="#a9b7c6"/>
    </style:style>
    <style:style style:name="P36" style:family="paragraph" style:parent-style-name="Preformatted_20_Text">
      <loext:graphic-properties draw:fill="none"/>
      <style:paragraph-properties fo:background-color="transparent"/>
      <style:text-properties fo:color="#6a8759" style:font-name="JetBrains Mono" fo:font-size="9.80000019073486pt" officeooo:rsid="00055f40" officeooo:paragraph-rsid="00055f40" style:font-name-asian="AR PL SungtiL GB1" style:font-size-asian="10pt" style:font-name-complex="Liberation Mono" style:font-size-complex="10pt"/>
    </style:style>
    <style:style style:name="P37" style:family="paragraph" style:parent-style-name="Preformatted_20_Text">
      <loext:graphic-properties draw:fill="none" draw:fill-color="#2b2b2b" draw:opacity="100%"/>
      <style:paragraph-properties fo:background-color="transparent"/>
      <style:text-properties fo:color="#808080" style:font-name="JetBrains Mono" fo:font-size="9.80000019073486pt"/>
    </style:style>
    <style:style style:name="P38" style:family="paragraph" style:parent-style-name="Preformatted_20_Text">
      <loext:graphic-properties draw:fill="none" draw:fill-color="#2b2b2b" draw:opacity="100%"/>
      <style:paragraph-properties fo:background-color="transparent"/>
      <style:text-properties fo:color="#808080"/>
    </style:style>
    <style:style style:name="P39" style:family="paragraph" style:parent-style-name="Preformatted_20_Text">
      <loext:graphic-properties draw:fill="none" draw:fill-color="#2b2b2b" draw:opacity="100%"/>
      <style:paragraph-properties fo:background-color="transparent"/>
      <style:text-properties fo:color="#cc7832"/>
    </style:style>
    <style:style style:name="P40" style:family="paragraph" style:parent-style-name="Preformatted_20_Text">
      <loext:graphic-properties draw:fill="none" draw:fill-color="#2b2b2b" draw:opacity="100%"/>
      <style:paragraph-properties fo:margin-top="0in" fo:margin-bottom="0.1965in" loext:contextual-spacing="false" fo:background-color="transparent"/>
      <style:text-properties fo:color="#a9b7c6" style:font-name="JetBrains Mono" fo:font-size="9.80000019073486pt"/>
    </style:style>
    <style:style style:name="P41" style:family="paragraph" style:parent-style-name="Preformatted_20_Text">
      <loext:graphic-properties draw:fill="none" draw:fill-color="#2b2b2b" draw:opacity="100%"/>
      <style:paragraph-properties fo:margin-top="0in" fo:margin-bottom="0.1965in" loext:contextual-spacing="false" fo:background-color="transparent"/>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Footer">
      <style:paragraph-properties fo:text-align="end" style:justify-single-word="false"/>
    </style:style>
    <style:style style:name="P44" style:family="paragraph" style:parent-style-name="Header">
      <style:text-properties officeooo:rsid="001a3f2d" officeooo:paragraph-rsid="001a3f2d"/>
    </style:style>
    <style:style style:name="P45" style:family="paragraph" style:parent-style-name="Header">
      <style:text-properties fo:font-size="10pt" style:text-underline-style="solid" style:text-underline-width="auto" style:text-underline-color="font-color" officeooo:rsid="001a3f2d" officeooo:paragraph-rsid="001a3f2d" style:font-size-asian="10pt" style:font-size-complex="10pt"/>
    </style:style>
    <style:style style:name="T1" style:family="text">
      <style:text-properties officeooo:rsid="0003ef2b"/>
    </style:style>
    <style:style style:name="T2" style:family="text">
      <style:text-properties fo:color="#bbb529"/>
    </style:style>
    <style:style style:name="T3" style:family="text">
      <style:text-properties fo:color="#6a8759"/>
    </style:style>
    <style:style style:name="T4" style:family="text">
      <style:text-properties fo:color="#6a8759" style:font-name="JetBrains Mono" fo:font-size="9.80000019073486pt"/>
    </style:style>
    <style:style style:name="T5" style:family="text">
      <style:text-properties fo:color="#cc7832"/>
    </style:style>
    <style:style style:name="T6" style:family="text">
      <style:text-properties fo:color="#cc7832" style:font-name="JetBrains Mono" fo:font-size="9.80000019073486pt"/>
    </style:style>
    <style:style style:name="T7" style:family="text">
      <style:text-properties fo:color="#ffc66d"/>
    </style:style>
    <style:style style:name="T8" style:family="text">
      <style:text-properties fo:color="#ffc66d" style:font-name="JetBrains Mono" fo:font-size="9.80000019073486pt"/>
    </style:style>
    <style:style style:name="T9" style:family="text">
      <style:text-properties style:font-name="JetBrains Mono" fo:font-size="9.80000019073486pt"/>
    </style:style>
    <style:style style:name="T10" style:family="text">
      <style:text-properties fo:color="#6897bb"/>
    </style:style>
    <style:style style:name="T11" style:family="text">
      <style:text-properties fo:color="#6897bb" style:font-name="JetBrains Mono" fo:font-size="9.80000019073486pt"/>
    </style:style>
    <style:style style:name="T12" style:family="text">
      <style:text-properties officeooo:rsid="0005643f"/>
    </style:style>
    <style:style style:name="T13" style:family="text">
      <style:text-properties fo:color="#b5b6e3"/>
    </style:style>
    <style:style style:name="T14" style:family="text">
      <style:text-properties fo:color="#b5b6e3" style:font-name="JetBrains Mono" fo:font-size="9.80000019073486pt"/>
    </style:style>
    <style:style style:name="T15" style:family="text">
      <style:text-properties fo:color="#808080"/>
    </style:style>
    <style:style style:name="T16" style:family="text">
      <style:text-properties fo:color="#808080" style:font-name="JetBrains Mono" fo:font-size="9.80000019073486pt"/>
    </style:style>
    <style:style style:name="T17" style:family="text">
      <style:text-properties fo:color="#5f8c8a" style:font-name="JetBrains Mono" fo:font-size="9.80000019073486pt"/>
    </style:style>
    <style:style style:name="T18" style:family="text">
      <style:text-properties officeooo:rsid="0008a80e"/>
    </style:style>
    <style:style style:name="T19" style:family="text">
      <style:text-properties officeooo:rsid="0008edc1"/>
    </style:style>
    <style:style style:name="T20" style:family="text">
      <style:text-properties officeooo:rsid="001066ae"/>
    </style:style>
    <style:style style:name="T21" style:family="text">
      <style:text-properties fo:color="#908b25" style:font-name="JetBrains Mono" fo:font-size="9.80000019073486pt"/>
    </style:style>
    <style:style style:name="T22" style:family="text">
      <style:text-properties officeooo:rsid="00123524"/>
    </style:style>
    <style:style style:name="T23" style:family="text">
      <style:text-properties fo:color="#b9bcd1"/>
    </style:style>
    <style:style style:name="T24" style:family="text">
      <style:text-properties fo:color="#b9bcd1" style:font-name="JetBrains Mono" fo:font-size="9.80000019073486pt"/>
    </style:style>
    <style:style style:name="T25" style:family="text">
      <style:text-properties fo:color="#9373a5" style:font-name="JetBrains Mono" fo:font-size="9.80000019073486pt"/>
    </style:style>
    <style:style style:name="T26" style:family="text">
      <style:text-properties officeooo:rsid="001407eb"/>
    </style:style>
    <style:style style:name="T27" style:family="text">
      <style:text-properties fo:color="#a9b7c6" style:font-name="JetBrains Mono" fo:font-size="9.80000019073486pt"/>
    </style:style>
    <style:style style:name="T28" style:family="text">
      <style:text-properties officeooo:rsid="0014d60c"/>
    </style:style>
    <style:style style:name="T29" style:family="text">
      <style:text-properties officeooo:rsid="0015828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LENGUAJES DE PROGRAMACIÓN</text:p>
      <text:p text:style-name="Title"/>
      <text:p text:style-name="Title">Trabajo Práctico - Septiembre de 202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Alumno: Javier García Parra</text:p>
      <text:p text:style-name="P24"><text:soft-page-break/></text:p>
      <text:p text:style-name="P24"/>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2"><text:a xlink:type="simple" xlink:href="#__RefHeading___Toc111_1248608979" text:style-name="Index_20_Link" text:visited-style-name="Index_20_Link">1. Introducción<text:tab/>3</text:a></text:p>
          <text:p text:style-name="P42"><text:a xlink:type="simple" xlink:href="#__RefHeading___Toc113_1248608979" text:style-name="Index_20_Link" text:visited-style-name="Index_20_Link">2. Compilación y ejecución<text:tab/>3</text:a></text:p>
          <text:p text:style-name="P25"><text:a xlink:type="simple" xlink:href="#__RefHeading___Toc115_1248608979" text:style-name="Index_20_Link" text:visited-style-name="Index_20_Link">2.1. Con cmake<text:tab/>3</text:a></text:p>
          <text:p text:style-name="P25"><text:a xlink:type="simple" xlink:href="#__RefHeading___Toc117_1248608979" text:style-name="Index_20_Link" text:visited-style-name="Index_20_Link">2.2. Con g++<text:tab/>3</text:a></text:p>
          <text:p text:style-name="P42"><text:a xlink:type="simple" xlink:href="#__RefHeading___Toc119_1248608979" text:style-name="Index_20_Link" text:visited-style-name="Index_20_Link">3. Inicio<text:tab/>4</text:a></text:p>
          <text:p text:style-name="P25"><text:a xlink:type="simple" xlink:href="#__RefHeading___Toc121_1248608979" text:style-name="Index_20_Link" text:visited-style-name="Index_20_Link">3.1. Código<text:tab/>4</text:a></text:p>
          <text:p text:style-name="P42"><text:a xlink:type="simple" xlink:href="#__RefHeading___Toc123_1248608979" text:style-name="Index_20_Link" text:visited-style-name="Index_20_Link">4. Ejercicio 1<text:tab/>5</text:a></text:p>
          <text:p text:style-name="P25"><text:a xlink:type="simple" xlink:href="#__RefHeading___Toc125_1248608979" text:style-name="Index_20_Link" text:visited-style-name="Index_20_Link">4.1. Salida en modo normal<text:tab/>5</text:a></text:p>
          <text:p text:style-name="P25"><text:a xlink:type="simple" xlink:href="#__RefHeading___Toc127_1248608979" text:style-name="Index_20_Link" text:visited-style-name="Index_20_Link">4.2. Salida en modo depuración<text:tab/>6</text:a></text:p>
          <text:p text:style-name="P25"><text:a xlink:type="simple" xlink:href="#__RefHeading___Toc129_1248608979" text:style-name="Index_20_Link" text:visited-style-name="Index_20_Link">4.3. Código<text:tab/>6</text:a></text:p>
          <text:p text:style-name="P25"><text:a xlink:type="simple" xlink:href="#__RefHeading___Toc131_1248608979" text:style-name="Index_20_Link" text:visited-style-name="Index_20_Link">4.4. Testado<text:tab/>8</text:a></text:p>
          <text:p text:style-name="P42"><text:a xlink:type="simple" xlink:href="#__RefHeading___Toc133_1248608979" text:style-name="Index_20_Link" text:visited-style-name="Index_20_Link">5. Ejercicio 2<text:tab/>8</text:a></text:p>
          <text:p text:style-name="P25"><text:a xlink:type="simple" xlink:href="#__RefHeading___Toc241_1248608979" text:style-name="Index_20_Link" text:visited-style-name="Index_20_Link">5.1. Salida en modo normal<text:tab/>8</text:a></text:p>
          <text:p text:style-name="P25"><text:a xlink:type="simple" xlink:href="#__RefHeading___Toc243_1248608979" text:style-name="Index_20_Link" text:visited-style-name="Index_20_Link">5.2. Salida en modo depuración<text:tab/>9</text:a></text:p>
          <text:p text:style-name="P25"><text:a xlink:type="simple" xlink:href="#__RefHeading___Toc245_1248608979" text:style-name="Index_20_Link" text:visited-style-name="Index_20_Link">5.3. Código<text:tab/>9</text:a></text:p>
          <text:p text:style-name="P25"><text:a xlink:type="simple" xlink:href="#__RefHeading___Toc247_1248608979" text:style-name="Index_20_Link" text:visited-style-name="Index_20_Link">5.4. Testado<text:tab/>11</text:a></text:p>
          <text:p text:style-name="P42"><text:a xlink:type="simple" xlink:href="#__RefHeading___Toc249_1248608979" text:style-name="Index_20_Link" text:visited-style-name="Index_20_Link">6. Ejercicio 3<text:tab/>11</text:a></text:p>
          <text:p text:style-name="P25"><text:a xlink:type="simple" xlink:href="#__RefHeading___Toc251_1248608979" text:style-name="Index_20_Link" text:visited-style-name="Index_20_Link">6.1. Salida en modo normal<text:tab/>11</text:a></text:p>
          <text:p text:style-name="P25"><text:a xlink:type="simple" xlink:href="#__RefHeading___Toc253_1248608979" text:style-name="Index_20_Link" text:visited-style-name="Index_20_Link">6.2. Salida en modo depuración<text:tab/>12</text:a></text:p>
          <text:p text:style-name="P25"><text:a xlink:type="simple" xlink:href="#__RefHeading___Toc255_1248608979" text:style-name="Index_20_Link" text:visited-style-name="Index_20_Link">6.3. Código<text:tab/>13</text:a></text:p>
          <text:p text:style-name="P25"><text:a xlink:type="simple" xlink:href="#__RefHeading___Toc257_1248608979" text:style-name="Index_20_Link" text:visited-style-name="Index_20_Link">6.4. Testado<text:tab/>17</text:a></text:p>
          <text:p text:style-name="P42"><text:a xlink:type="simple" xlink:href="#__RefHeading___Toc259_1248608979" text:style-name="Index_20_Link" text:visited-style-name="Index_20_Link">7. Ejercicio 4<text:tab/>17</text:a></text:p>
          <text:p text:style-name="P25"><text:a xlink:type="simple" xlink:href="#__RefHeading___Toc261_1248608979" text:style-name="Index_20_Link" text:visited-style-name="Index_20_Link">7.1. Salida en modo normal<text:tab/>17</text:a></text:p>
          <text:p text:style-name="P25"><text:a xlink:type="simple" xlink:href="#__RefHeading___Toc263_1248608979" text:style-name="Index_20_Link" text:visited-style-name="Index_20_Link">7.2. Salida en modo depuración<text:tab/>18</text:a></text:p>
          <text:p text:style-name="P25"><text:a xlink:type="simple" xlink:href="#__RefHeading___Toc265_1248608979" text:style-name="Index_20_Link" text:visited-style-name="Index_20_Link">7.3. Código<text:tab/>18</text:a></text:p>
          <text:p text:style-name="P25"><text:a xlink:type="simple" xlink:href="#__RefHeading___Toc267_1248608979" text:style-name="Index_20_Link" text:visited-style-name="Index_20_Link">7.4. Testado<text:tab/>21</text:a></text:p>
          <text:p text:style-name="P42"><text:a xlink:type="simple" xlink:href="#__RefHeading___Toc269_1248608979" text:style-name="Index_20_Link" text:visited-style-name="Index_20_Link">8. Referencias<text:tab/>2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2" text:outline-level="1"><text:bookmark-start text:name="__RefHeading___Toc111_1248608979"/><text:soft-page-break/>Introducción<text:bookmark-end text:name="__RefHeading___Toc111_1248608979"/></text:h>
      <text:p text:style-name="P6">Esta es la memoria del trabajo práctico realizado <text:span text:style-name="T29">por el alumno Javier García Parra </text:span>para la asignatura de lenguajes de programación en la convocatoria de Septiembre de 2020.</text:p>
      <text:p text:style-name="P6">Para facilitar la depuración y su ejecución, todos los ejercicios comparten el mismo punto de entrada (solo hay un método main en la aplicación).</text:p>
      <text:p text:style-name="P12">La estructura de la aplicación es:</text:p>
      <text:p text:style-name="P12">- main.cpp: punto de entrada de la aplicación.</text:p>
      <text:p text:style-name="P12">- ejercicio1.h ejercicio1.cpp: <text:span text:style-name="T19">la funcion principal es ejercicio1, el resto son auxiliares.</text:span></text:p>
      <text:p text:style-name="P13">- ejercicio<text:span text:style-name="T19">2</text:span>.h ejercicio<text:span text:style-name="T19">2</text:span>.cpp: <text:span text:style-name="T19">la funcion principal es ejercicio2, el resto son auxiliares.</text:span></text:p>
      <text:p text:style-name="P13">- ejercicio<text:span text:style-name="T19">3</text:span>h ejercicio<text:span text:style-name="T19">3</text:span>.cpp: <text:span text:style-name="T19">la funcion principal es ejercicio3, el resto son auxiliares.</text:span></text:p>
      <text:p text:style-name="P13">- ejercicio<text:span text:style-name="T19">4</text:span>.h ejercicio<text:span text:style-name="T19">4</text:span>.cpp: <text:span text:style-name="T19">la funcion principal es ejercicio4 el resto son auxiliares.</text:span></text:p>
      <text:p text:style-name="P14"><text:span text:style-name="T18">- utils.h utils.cpp: funciones auxiliares compartidas en los diferentes ejercicios.</text:span></text:p>
      <text:p text:style-name="P14">- <text:span text:style-name="T26">files/: directorio donde se almacenan los archivos necesarios para la ejecución normal y el testado de los ejercicios.</text:span></text:p>
      <text:p text:style-name="P14">- CmakeLists.txt: <text:span text:style-name="T26">fichero de parametrización de cmake.</text:span></text:p>
      <text:h text:style-name="P1" text:outline-level="1"><text:bookmark-start text:name="__RefHeading___Toc113_1248608979"/>Compilación y ejecución<text:bookmark-end text:name="__RefHeading___Toc113_1248608979"/></text:h>
      <text:p text:style-name="P6">Dado que el desarrollo ha sido con el ide Clion y este emplea <text:a xlink:type="simple" xlink:href="https://cmake.org/" text:style-name="Internet_20_link" text:visited-style-name="Visited_20_Internet_20_Link">Cmake</text:a> por defecto, se ha mantenido este set de herramientas para su compilación.</text:p>
      <text:p text:style-name="P6">Se proporcionan a continuación las instrucciones para la compilación en linux (s.o. en el que se ha desarrollado), pero cmake es una herramienta multiplataforma, así que en otro s.o. el proceso será similar. <text:span text:style-name="T1">También se proporciona el comando para su compilación con g++.</text:span></text:p>
      <text:h text:style-name="P29" text:outline-level="2"><text:bookmark-start text:name="__RefHeading___Toc115_1248608979"/><text:span text:style-name="T1">Con cmake</text:span><text:bookmark-end text:name="__RefHeading___Toc115_1248608979"/></text:h>
      <text:p text:style-name="P6">Para su compilación <text:span text:style-name="T1">con cmake y su ejecución emplear</text:span> los siguientes comandos:</text:p>
      <text:p text:style-name="console"><text:span text:style-name="T1">$ </text:span>cmake -Bbuild -H.</text:p>
      <text:p text:style-name="console">$ cmake --build build --target all</text:p>
      <text:p text:style-name="console">$ build/./septiembre </text:p>
      <text:h text:style-name="P26" text:outline-level="2"><text:bookmark-start text:name="__RefHeading___Toc117_1248608979"/>Con g++<text:bookmark-end text:name="__RefHeading___Toc117_1248608979"/></text:h>
      <text:p text:style-name="P7">Para su compilación con g++ y su ejecución emplear los siguientes comandos:</text:p>
      <text:p text:style-name="console">$ g++ main.cpp ejercicio1.cpp ejercicio2.cpp ejercicio3.cpp ejercicio4.cpp utils.cpp</text:p>
      <text:p text:style-name="console">$ ./a.out </text:p>
      <text:h text:style-name="P3" text:outline-level="1"><text:bookmark-start text:name="__RefHeading___Toc119_1248608979"/><text:soft-page-break/>Inicio<text:bookmark-end text:name="__RefHeading___Toc119_1248608979"/></text:h>
      <text:p text:style-name="P7">Al arrancar el programa, este pregunta qué ejercicio se desea ejecutar. El 0 sirve para ejecutarlos todos, los restantes números del 1 al 4 corresponden a cada uno de los ejercicios empleados.</text:p>
      <text:p text:style-name="P7">Una vez seleccionado el ejercicio se pregunta si se desea ejecutar en modo depuración. Si se escribe ‘s’ (de sí), en la ejecución de cada ejercicio no se darán opciones de ejecución al usuario (tomando valores por defecto) harán una serie de comprobaciones en la ejecución, mostrando errores a lo largo de la ejecución de los tests, si los hay, y mostrando al final si el resultado final es correcto o no.</text:p>
      <text:p text:style-name="P8">La forma más rápida de ver la ejecución es:</text:p>
      <text:p text:style-name="console">Que ejercicio desea iniciar? (0-4, 0 para todos) 0</text:p>
      <text:p text:style-name="console">Modo pruebas? (s/n) s</text:p>
      <text:p text:style-name="P9">Con las opciones anteriores se ejecutarán todos los ejercicios en modo pruebas, con lo que se cargarań las opciones por defecto y evaluarán los resultados.</text:p>
      <text:h text:style-name="Heading_20_2" text:outline-level="2"><text:bookmark-start text:name="__RefHeading___Toc121_1248608979"/>Código<text:bookmark-end text:name="__RefHeading___Toc121_1248608979"/></text:h>
      <text:p text:style-name="P9">El código de main.cpp se recoge a continuación. Su función es ejecutar el/los ejercicios según las opciones seleccionadas por el usuario.</text:p>
      <text:p text:style-name="P9"/>
      <text:p text:style-name="P36">#include "ejercicio1.h"</text:p>
      <text:p text:style-name="P32"><text:span text:style-name="T2">#include </text:span><text:span text:style-name="T3">"ejercicio2.h"</text:span></text:p>
      <text:p text:style-name="P32"><text:span text:style-name="T2">#include </text:span><text:span text:style-name="T3">"ejercicio3.h"</text:span></text:p>
      <text:p text:style-name="P32"><text:span text:style-name="T2">#include </text:span><text:span text:style-name="T3">"ejercicio4.h"</text:span></text:p>
      <text:p text:style-name="P32"><text:span text:style-name="T2">#include </text:span><text:span text:style-name="T3">"utils.h"</text:span></text:p>
      <text:p text:style-name="P32"><text:span text:style-name="T5">int </text:span><text:span text:style-name="T7">main</text:span>() {</text:p>
      <text:p text:style-name="P35"><text:s text:c="4"/><text:span text:style-name="T6">int </text:span><text:span text:style-name="T9">ejercicio</text:span><text:span text:style-name="T6">;</text:span></text:p>
      <text:p text:style-name="P35"><text:span text:style-name="T5"><text:s text:c="4"/></text:span><text:span text:style-name="T6">bool </text:span><text:span text:style-name="T9">debug</text:span><text:span text:style-name="T6">;</text:span></text:p>
      <text:p text:style-name="P35"><text:span text:style-name="T5"><text:s text:c="4"/></text:span><text:span text:style-name="T9">ejercicio = askForInt(</text:span><text:span text:style-name="T4">"Que ejercicio desea iniciar? (0-4, 0 para todos) "</text:span><text:span text:style-name="T9">)</text:span><text:span text:style-name="T6">;</text:span></text:p>
      <text:p text:style-name="P35"><text:span text:style-name="T5"><text:s text:c="4"/></text:span><text:span text:style-name="T9">debug = askForChar(</text:span><text:span text:style-name="T4">"Modo pruebas? (s/n) "</text:span><text:span text:style-name="T9">) == </text:span><text:span text:style-name="T4">'s'</text:span><text:span text:style-name="T6">;</text:span></text:p>
      <text:p text:style-name="P35"><text:span text:style-name="T5"><text:s text:c="4"/></text:span><text:span text:style-name="T6">switch </text:span><text:span text:style-name="T9">(ejercicio) {</text:span></text:p>
      <text:p text:style-name="P35"><text:s text:c="8"/><text:span text:style-name="T6">case </text:span><text:span text:style-name="T11">0</text:span><text:span text:style-name="T9">:</text:span></text:p>
      <text:p text:style-name="P35"><text:s text:c="12"/><text:span text:style-name="T9">ejercicio1(debug)</text:span><text:span text:style-name="T6">;</text:span></text:p>
      <text:p text:style-name="P35"><text:span text:style-name="T5"><text:s text:c="12"/></text:span><text:span text:style-name="T9">ejercicio2(debug)</text:span><text:span text:style-name="T6">;</text:span></text:p>
      <text:p text:style-name="P35"><text:span text:style-name="T5"><text:s text:c="12"/></text:span><text:span text:style-name="T9">ejercicio3(debug)</text:span><text:span text:style-name="T6">;</text:span></text:p>
      <text:p text:style-name="P35"><text:span text:style-name="T5"><text:s text:c="12"/></text:span><text:span text:style-name="T9">ejercicio4(debug)</text:span><text:span text:style-name="T6">;</text:span></text:p>
      <text:p text:style-name="P35"><text:span text:style-name="T5"><text:s text:c="12"/></text:span><text:span text:style-name="T6">return </text:span><text:span text:style-name="T11">0</text:span><text:span text:style-name="T6">;</text:span></text:p>
      <text:p text:style-name="P35"><text:span text:style-name="T5"><text:s text:c="8"/></text:span><text:span text:style-name="T6">case </text:span><text:span text:style-name="T11">1</text:span><text:span text:style-name="T9">:</text:span></text:p>
      <text:p text:style-name="P35"><text:s text:c="12"/><text:span text:style-name="T6">return </text:span><text:span text:style-name="T9">ejercicio1(debug)</text:span><text:span text:style-name="T6">;</text:span></text:p>
      <text:p text:style-name="P35"><text:span text:style-name="T5"><text:s text:c="8"/></text:span><text:span text:style-name="T6">case </text:span><text:span text:style-name="T11">2</text:span><text:span text:style-name="T9">:</text:span></text:p>
      <text:p text:style-name="P35"><text:s text:c="12"/><text:span text:style-name="T6">return </text:span><text:span text:style-name="T9">ejercicio2(debug)</text:span><text:span text:style-name="T6">;</text:span></text:p>
      <text:p text:style-name="P35"><text:span text:style-name="T5"><text:s text:c="8"/></text:span><text:span text:style-name="T6">case </text:span><text:span text:style-name="T11">3</text:span><text:span text:style-name="T9">:</text:span></text:p>
      <text:p text:style-name="P35"><text:s text:c="12"/><text:span text:style-name="T6">return </text:span><text:span text:style-name="T9">ejercicio3(debug)</text:span><text:span text:style-name="T6">;</text:span></text:p>
      <text:p text:style-name="P35"><text:span text:style-name="T5"><text:s text:c="8"/></text:span><text:span text:style-name="T6">case </text:span><text:span text:style-name="T11">4</text:span><text:span text:style-name="T9">:</text:span></text:p>
      <text:p text:style-name="P35"><text:s text:c="12"/><text:span text:style-name="T6">return </text:span><text:span text:style-name="T9">ejercicio4(debug)</text:span><text:span text:style-name="T6">;</text:span></text:p>
      <text:p text:style-name="P35"><text:span text:style-name="T5"><text:s text:c="8"/></text:span><text:span text:style-name="T6">default</text:span><text:span text:style-name="T9">:</text:span></text:p>
      <text:p text:style-name="P35"><text:soft-page-break/><text:s text:c="12"/><text:span text:style-name="T9">printError(</text:span><text:span text:style-name="T4">"no existe!"</text:span><text:span text:style-name="T9">)</text:span><text:span text:style-name="T6">;</text:span></text:p>
      <text:p text:style-name="P35"><text:span text:style-name="T5"><text:s text:c="4"/></text:span><text:span text:style-name="T9">}</text:span></text:p>
      <text:p text:style-name="P35"><text:s text:c="4"/><text:span text:style-name="T6">return </text:span><text:span text:style-name="T11">0</text:span><text:span text:style-name="T6">;</text:span></text:p>
      <text:p text:style-name="P40">}</text:p>
      <text:p text:style-name="P9"/>
      <text:h text:style-name="Heading_20_1" text:outline-level="1"><text:bookmark-start text:name="__RefHeading___Toc123_1248608979"/>Ejercicio 1<text:bookmark-end text:name="__RefHeading___Toc123_1248608979"/></text:h>
      <text:p text:style-name="P9">Para la implementación de la evaluación del polinomio de forma eficaz se ha <text:span text:style-name="T12">empleado el algoritmo <text:s/>de Horner ([1] p. 77).</text:span></text:p>
      <text:h text:style-name="Heading_20_2" text:outline-level="2"><text:bookmark-start text:name="__RefHeading___Toc125_1248608979"/>Salida en modo normal<text:bookmark-end text:name="__RefHeading___Toc125_1248608979"/></text:h>
      <text:p text:style-name="P11">En modo normal el usuario debe introducir el orden del polinomio y los coeficientes del mismo. Estos últimos deben ir seguidos de Enter después de introducir el número y se pedirán n+1.</text:p>
      <text:p text:style-name="P11">Una vez introducidos, se mostrará el resultado de la evaluación de los N valores calculados según la fórmula descrita en el enunciado.</text:p>
      <text:p text:style-name="console">***************</text:p>
      <text:p text:style-name="console">* EJERCICIO 1 *</text:p>
      <text:p text:style-name="console">***************</text:p>
      <text:p text:style-name="console">Evaluacion de polinomios</text:p>
      <text:p text:style-name="console"/>
      <text:p text:style-name="console">¿Orden del polinomio? 3</text:p>
      <text:p text:style-name="console">Introduce los coeficientes:</text:p>
      <text:p text:style-name="console"/>
      <text:p text:style-name="console">1</text:p>
      <text:p text:style-name="console">2</text:p>
      <text:p text:style-name="console">3</text:p>
      <text:p text:style-name="console">4</text:p>
      <text:p text:style-name="console">Evaluacion del polinomio para los 10 valores de x_k = cos(2*pi*k/N)k: 0 pn(x_k)= 4.00000000e+00</text:p>
      <text:p text:style-name="console">k: 1 pn(x_k)= 3.80901699e+00</text:p>
      <text:p text:style-name="console">k: 2 pn(x_k)= 3.30901699e+00</text:p>
      <text:p text:style-name="console">k: 3 pn(x_k)= 2.69098301e+00</text:p>
      <text:p text:style-name="console">k: 4 pn(x_k)= 2.19098301e+00</text:p>
      <text:p text:style-name="console">k: 5 pn(x_k)= 2.00000000e+00</text:p>
      <text:p text:style-name="console">k: 6 pn(x_k)= 2.19098301e+00</text:p>
      <text:p text:style-name="console">k: 7 pn(x_k)= 2.69098301e+00</text:p>
      <text:p text:style-name="console"><text:soft-page-break/>k: 8 pn(x_k)= 3.30901699e+00</text:p>
      <text:p text:style-name="console">k: 9 pn(x_k)= 3.80901699e+00</text:p>
      <text:p text:style-name="P9"/>
      <text:h text:style-name="Heading_20_2" text:outline-level="2"><text:bookmark-start text:name="__RefHeading___Toc127_1248608979"/>Salida en modo depuración<text:bookmark-end text:name="__RefHeading___Toc127_1248608979"/></text:h>
      <text:p text:style-name="P11">En modo de depuración se asume un orden de polinomio 1 con coeficientes 1. </text:p>
      <text:p text:style-name="P11">Para la comprobación de los resultados se comparan los resultados de k = 1 y k = 2 con los esperados.</text:p>
      <text:p text:style-name="P30">***************</text:p>
      <text:p text:style-name="P30">* EJERCICIO 1 *</text:p>
      <text:p text:style-name="P30">***************</text:p>
      <text:p text:style-name="P30">Evaluacion de polinomios</text:p>
      <text:p text:style-name="P30"/>
      <text:p text:style-name="P30">Introduce los coeficientes:</text:p>
      <text:p text:style-name="P30"/>
      <text:p text:style-name="P30">Evaluacion del polinomio para los 10 valores de x_k = cos(2*pi*k/N)k: 0 pn(x_k)= 2.00000000e+00</text:p>
      <text:p text:style-name="P30">resultado correcto</text:p>
      <text:p text:style-name="P30">k: 1 pn(x_k)= 1.80901699e+00</text:p>
      <text:p text:style-name="P30">resultado correcto</text:p>
      <text:p text:style-name="P30">k: 2 pn(x_k)= 1.30901699e+00</text:p>
      <text:p text:style-name="P30">resultado correcto</text:p>
      <text:p text:style-name="P30">k: 3 pn(x_k)= 6.90983006e-01</text:p>
      <text:p text:style-name="P30">k: 4 pn(x_k)= 1.90983006e-01</text:p>
      <text:p text:style-name="P30">k: 5 pn(x_k)= 0.00000000e+00</text:p>
      <text:p text:style-name="P30">k: 6 pn(x_k)= 1.90983006e-01</text:p>
      <text:p text:style-name="P30">k: 7 pn(x_k)= 6.90983006e-01</text:p>
      <text:p text:style-name="P30">k: 8 pn(x_k)= 1.30901699e+00</text:p>
      <text:p text:style-name="P30">k: 9 pn(x_k)= 1.80901699e+00</text:p>
      <text:h text:style-name="Heading_20_2" text:outline-level="2"><text:bookmark-start text:name="__RefHeading___Toc129_1248608979"/>Código<text:bookmark-end text:name="__RefHeading___Toc129_1248608979"/></text:h>
      <text:p text:style-name="P11">Al igual <text:span text:style-name="T18">que los restantes ejercicios, existe una función principal (llamada desde main.cpp).</text:span></text:p>
      <text:p text:style-name="P15">La única función auxiliar es la que se encarga de comprobar los resultados.</text:p>
      <text:p text:style-name="P33"><text:span text:style-name="T2">#include </text:span><text:span text:style-name="T3">&lt;iostream&gt;</text:span></text:p>
      <text:p text:style-name="P32"><text:span text:style-name="T2">#include </text:span><text:span text:style-name="T3">&lt;vector&gt;</text:span></text:p>
      <text:p text:style-name="P32"><text:soft-page-break/><text:span text:style-name="T2">#include </text:span><text:span text:style-name="T3">&lt;cmath&gt;</text:span></text:p>
      <text:p text:style-name="P32"><text:span text:style-name="T2">#include </text:span><text:span text:style-name="T3">"ejercicio1.h"</text:span></text:p>
      <text:p text:style-name="P32"><text:span text:style-name="T2">#include </text:span><text:span text:style-name="T3">"utils.h"</text:span></text:p>
      <text:p text:style-name="P32"><text:span text:style-name="T5">using namespace </text:span><text:span text:style-name="T13">std</text:span><text:span text:style-name="T5">;</text:span></text:p>
      <text:p text:style-name="P32"><text:span text:style-name="T5">const int </text:span>n_debug = <text:span text:style-name="T10">1</text:span><text:span text:style-name="T5">;</text:span></text:p>
      <text:p text:style-name="P32"><text:span text:style-name="T5">const int </text:span>N = <text:span text:style-name="T10">10</text:span><text:span text:style-name="T5">;</text:span></text:p>
      <text:p text:style-name="P32"><text:span text:style-name="T5">const double </text:span>pi = <text:span text:style-name="T10">3.14159265358979323846</text:span><text:span text:style-name="T5">;</text:span></text:p>
      <text:p text:style-name="P37">/*</text:p>
      <text:p text:style-name="P38"><text:s/><text:span text:style-name="T9">* Comprobacion de resultados, se comparan frente a los esperados</text:span></text:p>
      <text:p text:style-name="P38"><text:s/><text:span text:style-name="T9">*/</text:span></text:p>
      <text:p text:style-name="P32"><text:span text:style-name="T5">void </text:span><text:span text:style-name="T7">checkResult</text:span>(<text:span text:style-name="T5">unsigned int </text:span>k<text:span text:style-name="T5">, double </text:span>valor) {</text:p>
      <text:p text:style-name="P35"><text:s text:c="4"/><text:span text:style-name="T6">bool </text:span><text:span text:style-name="T9">resultOk = </text:span><text:span text:style-name="T6">true;</text:span></text:p>
      <text:p text:style-name="P35"><text:span text:style-name="T5"><text:s text:c="4"/></text:span><text:span text:style-name="T6">switch </text:span><text:span text:style-name="T9">(k) {</text:span></text:p>
      <text:p text:style-name="P35"><text:s text:c="8"/><text:span text:style-name="T6">case </text:span><text:span text:style-name="T11">0</text:span><text:span text:style-name="T9">:</text:span></text:p>
      <text:p text:style-name="P35"><text:s text:c="12"/><text:span text:style-name="T6">if </text:span><text:span text:style-name="T9">(!areEqual(valor</text:span><text:span text:style-name="T6">, </text:span><text:span text:style-name="T11">2</text:span><text:span text:style-name="T9">)) resultOk = </text:span><text:span text:style-name="T6">false;</text:span></text:p>
      <text:p text:style-name="P35"><text:span text:style-name="T5"><text:s text:c="12"/></text:span><text:span text:style-name="T9">printResult(resultOk)</text:span><text:span text:style-name="T6">;</text:span></text:p>
      <text:p text:style-name="P39"><text:s text:c="12"/><text:span text:style-name="T9">break;</text:span></text:p>
      <text:p text:style-name="P35"><text:span text:style-name="T5"><text:s text:c="8"/></text:span><text:span text:style-name="T6">case </text:span><text:span text:style-name="T11">1</text:span><text:span text:style-name="T9">:</text:span></text:p>
      <text:p text:style-name="P35"><text:s text:c="12"/><text:span text:style-name="T6">if </text:span><text:span text:style-name="T9">(!areEqual(valor</text:span><text:span text:style-name="T6">, </text:span><text:span text:style-name="T11">1.80901699</text:span><text:span text:style-name="T9">)) resultOk = </text:span><text:span text:style-name="T6">false;</text:span></text:p>
      <text:p text:style-name="P35"><text:span text:style-name="T5"><text:s text:c="12"/></text:span><text:span text:style-name="T9">printResult(resultOk)</text:span><text:span text:style-name="T6">;</text:span></text:p>
      <text:p text:style-name="P39"><text:s text:c="12"/><text:span text:style-name="T9">break;</text:span></text:p>
      <text:p text:style-name="P35"><text:span text:style-name="T5"><text:s text:c="8"/></text:span><text:span text:style-name="T6">case </text:span><text:span text:style-name="T11">2</text:span><text:span text:style-name="T9">:</text:span></text:p>
      <text:p text:style-name="P35"><text:s text:c="12"/><text:span text:style-name="T6">if </text:span><text:span text:style-name="T9">(!areEqual(valor</text:span><text:span text:style-name="T6">, </text:span><text:span text:style-name="T11">1.30901699</text:span><text:span text:style-name="T9">)) resultOk = </text:span><text:span text:style-name="T6">false;</text:span></text:p>
      <text:p text:style-name="P35"><text:span text:style-name="T5"><text:s text:c="12"/></text:span><text:span text:style-name="T9">printResult(resultOk)</text:span><text:span text:style-name="T6">;</text:span></text:p>
      <text:p text:style-name="P39"><text:s text:c="12"/><text:span text:style-name="T9">break;</text:span></text:p>
      <text:p text:style-name="P35"><text:span text:style-name="T5"><text:s text:c="4"/></text:span><text:span text:style-name="T9">}</text:span></text:p>
      <text:p text:style-name="P32">}</text:p>
      <text:p text:style-name="P37">/*</text:p>
      <text:p text:style-name="P38"><text:s/><text:span text:style-name="T9">* Funcion principal del ejercicio 1.</text:span></text:p>
      <text:p text:style-name="P38"><text:s/><text:span text:style-name="T9">* - Pregunta por el orden del polinomio. Si es modo debug, se carga el definido en n_debug</text:span></text:p>
      <text:p text:style-name="P38"><text:s/><text:span text:style-name="T9">* - Pregunta por los coeficientes. Si es modo debug, todos los coef. son iguales a 1.</text:span></text:p>
      <text:p text:style-name="P38"><text:s/><text:span text:style-name="T9">* - Muestra los valores calculados de evaluar el polinomio, siguiendo el algoritmo de Horner, para los</text:span></text:p>
      <text:p text:style-name="P38"><text:s/><text:span text:style-name="T9">* valores de x_k calculados con x_k = cos( 2 * pi * k / N)</text:span></text:p>
      <text:p text:style-name="P38"><text:s/><text:span text:style-name="T9">*/</text:span></text:p>
      <text:p text:style-name="P32"><text:span text:style-name="T5">int </text:span><text:span text:style-name="T7">ejercicio1</text:span>(<text:span text:style-name="T5">bool </text:span>debug) {</text:p>
      <text:p text:style-name="P35"><text:s text:c="4"/><text:span text:style-name="T9">printBanner(</text:span><text:span text:style-name="T4">"EJERCICIO 1"</text:span><text:span text:style-name="T9">)</text:span><text:span text:style-name="T6">;</text:span></text:p>
      <text:p text:style-name="P35"><text:span text:style-name="T5"><text:s text:c="4"/></text:span><text:span text:style-name="T9">print(</text:span><text:span text:style-name="T4">"Evaluacion de polinomios"</text:span><text:span text:style-name="T9">)</text:span><text:span text:style-name="T6">;</text:span></text:p>
      <text:p text:style-name="P35"><text:span text:style-name="T5"><text:s text:c="4"/></text:span><text:span text:style-name="T16">// Introduccion del orden del polinomio</text:span></text:p>
      <text:p text:style-name="P35"><text:span text:style-name="T15"><text:s text:c="4"/></text:span><text:span text:style-name="T6">int </text:span><text:span text:style-name="T9">n = debug ? n_debug : askForInt(</text:span><text:span text:style-name="T4">"¿Orden del polinomio? "</text:span><text:span text:style-name="T9">)</text:span><text:span text:style-name="T6">;</text:span></text:p>
      <text:p text:style-name="P35"><text:span text:style-name="T5"><text:s text:c="4"/></text:span><text:span text:style-name="T6">if </text:span><text:span text:style-name="T9">(n &lt; </text:span><text:span text:style-name="T11">0</text:span><text:span text:style-name="T9">) {</text:span></text:p>
      <text:p text:style-name="P35"><text:s text:c="8"/><text:span text:style-name="T9">printError(</text:span><text:span text:style-name="T4">"No puede ser negativo"</text:span><text:span text:style-name="T9">)</text:span><text:span text:style-name="T6">;</text:span></text:p>
      <text:p text:style-name="P35"><text:span text:style-name="T5"><text:s text:c="8"/></text:span><text:span text:style-name="T6">return </text:span><text:span text:style-name="T11">1</text:span><text:span text:style-name="T6">;</text:span></text:p>
      <text:p text:style-name="P35"><text:span text:style-name="T5"><text:s text:c="4"/></text:span><text:span text:style-name="T9">}</text:span></text:p>
      <text:p text:style-name="P35"><text:s text:c="4"/><text:span text:style-name="T16">// Introduccion de coeficientes</text:span></text:p>
      <text:p text:style-name="P35"><text:span text:style-name="T15"><text:s text:c="4"/></text:span><text:span text:style-name="T9">print(</text:span><text:span text:style-name="T4">"Introduce los coeficientes:"</text:span><text:span text:style-name="T9">)</text:span><text:span text:style-name="T6">;</text:span></text:p>
      <text:p text:style-name="P35"><text:span text:style-name="T5"><text:s text:c="4"/></text:span><text:span text:style-name="T14">vector</text:span><text:span text:style-name="T9">&lt;</text:span><text:span text:style-name="T6">double</text:span><text:span text:style-name="T9">&gt; coefs(n + </text:span><text:span text:style-name="T11">1</text:span><text:span text:style-name="T6">, </text:span><text:span text:style-name="T11">1</text:span><text:span text:style-name="T9">)</text:span><text:span text:style-name="T6">;</text:span></text:p>
      <text:p text:style-name="P35"><text:span text:style-name="T5"><text:s text:c="4"/></text:span><text:span text:style-name="T6">if </text:span><text:span text:style-name="T9">(!debug) {</text:span></text:p>
      <text:p text:style-name="P35"><text:s text:c="8"/><text:span text:style-name="T6">double </text:span><text:span text:style-name="T9">coef</text:span><text:span text:style-name="T6">;</text:span></text:p>
      <text:p text:style-name="P35"><text:span text:style-name="T5"><text:s text:c="8"/></text:span><text:span text:style-name="T6">for </text:span><text:span text:style-name="T9">(</text:span><text:span text:style-name="T6">unsigned int </text:span><text:span text:style-name="T9">i = </text:span><text:span text:style-name="T11">0</text:span><text:span text:style-name="T6">; </text:span><text:span text:style-name="T9">i &lt; n + </text:span><text:span text:style-name="T11">1</text:span><text:span text:style-name="T6">; </text:span><text:span text:style-name="T9">i++) {</text:span></text:p>
      <text:p text:style-name="P35"><text:s text:c="12"/><text:span text:style-name="T9">cin </text:span><text:span text:style-name="T17">&gt;&gt; </text:span><text:span text:style-name="T9">coef</text:span><text:span text:style-name="T6">;</text:span></text:p>
      <text:p text:style-name="P35"><text:span text:style-name="T5"><text:s text:c="12"/></text:span><text:span text:style-name="T9">coefs.push_back(coef)</text:span><text:span text:style-name="T6">;</text:span></text:p>
      <text:p text:style-name="P35"><text:span text:style-name="T5"><text:s text:c="8"/></text:span><text:span text:style-name="T9">}</text:span></text:p>
      <text:p text:style-name="P35"><text:s text:c="4"/><text:span text:style-name="T9">}</text:span></text:p>
      <text:p text:style-name="P35"><text:s text:c="4"/><text:span text:style-name="T16">// Evaluación del polinomio para los N x_k valores.</text:span></text:p>
      <text:p text:style-name="P35"><text:span text:style-name="T15"><text:s text:c="4"/></text:span><text:span text:style-name="T9">cout </text:span><text:span text:style-name="T17">&lt;&lt; </text:span><text:span text:style-name="T4">"Evaluacion del polinomio para los " </text:span><text:span text:style-name="T17">&lt;&lt; </text:span><text:span text:style-name="T9">N </text:span><text:span text:style-name="T17">&lt;&lt; </text:span><text:span text:style-name="T4">" valores de x_k = cos(2*pi*k/N)"</text:span><text:span text:style-name="T6">;</text:span></text:p>
      <text:p text:style-name="P35"><text:soft-page-break/><text:span text:style-name="T5"><text:s text:c="4"/></text:span><text:span text:style-name="T9">setPrecision(</text:span><text:span text:style-name="T11">8</text:span><text:span text:style-name="T9">)</text:span><text:span text:style-name="T6">;</text:span></text:p>
      <text:p text:style-name="P35"><text:span text:style-name="T5"><text:s text:c="4"/></text:span><text:span text:style-name="T9">setScientific()</text:span><text:span text:style-name="T6">;</text:span></text:p>
      <text:p text:style-name="P35"><text:span text:style-name="T5"><text:s text:c="4"/></text:span><text:span text:style-name="T6">for </text:span><text:span text:style-name="T9">(</text:span><text:span text:style-name="T6">unsigned int </text:span><text:span text:style-name="T9">k = </text:span><text:span text:style-name="T11">0</text:span><text:span text:style-name="T6">; </text:span><text:span text:style-name="T9">k &lt; N</text:span><text:span text:style-name="T6">; </text:span><text:span text:style-name="T9">k++) {</text:span></text:p>
      <text:p text:style-name="P35"><text:s text:c="8"/><text:span text:style-name="T16">// Implementación del algoritmo de Horner</text:span></text:p>
      <text:p text:style-name="P38"><text:s text:c="8"/><text:span text:style-name="T9">// p(x) = q1(q2(..(qn(x))..)</text:span></text:p>
      <text:p text:style-name="P35"><text:span text:style-name="T15"><text:s text:c="8"/></text:span><text:span text:style-name="T6">double </text:span><text:span text:style-name="T9">x = cos(</text:span><text:span text:style-name="T11">2 </text:span><text:span text:style-name="T9">* pi * k / N)</text:span><text:span text:style-name="T6">;</text:span></text:p>
      <text:p text:style-name="P35"><text:span text:style-name="T5"><text:s text:c="8"/></text:span><text:span text:style-name="T6">for </text:span><text:span text:style-name="T9">(</text:span><text:span text:style-name="T6">unsigned int </text:span><text:span text:style-name="T9">j = n</text:span><text:span text:style-name="T6">; </text:span><text:span text:style-name="T9">j &gt; </text:span><text:span text:style-name="T11">1</text:span><text:span text:style-name="T6">; </text:span><text:span text:style-name="T9">j--) {</text:span></text:p>
      <text:p text:style-name="P35"><text:s text:c="12"/><text:span text:style-name="T9">x = coefs.at(j - </text:span><text:span text:style-name="T11">1</text:span><text:span text:style-name="T9">) + coefs.at(j) * x</text:span><text:span text:style-name="T6">;</text:span></text:p>
      <text:p text:style-name="P35"><text:span text:style-name="T5"><text:s text:c="8"/></text:span><text:span text:style-name="T9">}</text:span></text:p>
      <text:p text:style-name="P35"><text:s text:c="8"/><text:span text:style-name="T6">double </text:span><text:span text:style-name="T9">valor = coefs.at(</text:span><text:span text:style-name="T11">0</text:span><text:span text:style-name="T9">) + x</text:span><text:span text:style-name="T6">;</text:span></text:p>
      <text:p text:style-name="P35"><text:span text:style-name="T5"><text:s text:c="8"/></text:span><text:span text:style-name="T9">cout </text:span><text:span text:style-name="T17">&lt;&lt; </text:span><text:span text:style-name="T4">"k: " </text:span><text:span text:style-name="T17">&lt;&lt; </text:span><text:span text:style-name="T9">k </text:span><text:span text:style-name="T17">&lt;&lt; </text:span><text:span text:style-name="T4">" pn(x_k)= " </text:span><text:span text:style-name="T17">&lt;&lt; </text:span><text:span text:style-name="T9">valor </text:span><text:span text:style-name="T17">&lt;&lt; </text:span><text:span text:style-name="T9">endl</text:span><text:span text:style-name="T6">;</text:span></text:p>
      <text:p text:style-name="P35"><text:span text:style-name="T5"><text:s text:c="8"/></text:span><text:span text:style-name="T6">if </text:span><text:span text:style-name="T9">(debug) {</text:span></text:p>
      <text:p text:style-name="P35"><text:s text:c="12"/><text:span text:style-name="T9">checkResult(k</text:span><text:span text:style-name="T6">, </text:span><text:span text:style-name="T9">valor)</text:span><text:span text:style-name="T6">;</text:span></text:p>
      <text:p text:style-name="P35"><text:span text:style-name="T5"><text:s text:c="8"/></text:span><text:span text:style-name="T9">}</text:span></text:p>
      <text:p text:style-name="P35"><text:s text:c="4"/><text:span text:style-name="T9">}</text:span></text:p>
      <text:p text:style-name="P35"><text:s text:c="4"/><text:span text:style-name="T6">return </text:span><text:span text:style-name="T11">0</text:span><text:span text:style-name="T6">;</text:span></text:p>
      <text:p text:style-name="P40">}</text:p>
      <text:h text:style-name="P27" text:outline-level="2"><text:bookmark-start text:name="__RefHeading___Toc131_1248608979"/>Testado<text:bookmark-end text:name="__RefHeading___Toc131_1248608979"/></text:h>
      <text:p text:style-name="P16">Para testar se asume un polinomio</text:p>
      <text:p text:style-name="P16">p(x) = 1 + x </text:p>
      <text:p text:style-name="P16">y se comparan los resultados calculados con los esperados para los dos primeros valores de k. </text:p>
      <text:p text:style-name="P16"/>
      <text:h text:style-name="P4" text:outline-level="1"><text:bookmark-start text:name="__RefHeading___Toc133_1248608979"/>Ejercicio 2<text:bookmark-end text:name="__RefHeading___Toc133_1248608979"/></text:h>
      <text:h text:style-name="Heading_20_2" text:outline-level="2"><text:bookmark-start text:name="__RefHeading___Toc241_1248608979"/>Salida en modo normal<text:bookmark-end text:name="__RefHeading___Toc241_1248608979"/></text:h>
      <text:p text:style-name="P18">El usuario debe seleccionar un punto de inicio. Además de los requeridos se ha añadido un tercero con t muy superior al de los anteriores, para comprobar que se alcanzaba el contorno. Con los otros dos puntos de inicio normalmente se alcanza el punto inicial.</text:p>
      <text:p text:style-name="console">***************</text:p>
      <text:p text:style-name="console">* EJERCICIO 2 *</text:p>
      <text:p text:style-name="console">***************</text:p>
      <text:p text:style-name="console">Estimacion mediante metodo Monte Carlo</text:p>
      <text:p text:style-name="console"/>
      <text:p text:style-name="console">Selecciona un punto de inicio: </text:p>
      <text:p text:style-name="console"><text:s/>1 - (0.4, 0.04) </text:p>
      <text:p text:style-name="console"><text:s/>2 - (0.4, 0.1) </text:p>
      <text:p text:style-name="console"><text:s/>3 - (0.4, 100) <text:span text:style-name="T20">2</text:span></text:p>
      <text:p text:style-name="console">Recorriendo 10000 caminos...</text:p>
      <text:p text:style-name="console"><text:soft-page-break/></text:p>
      <text:p text:style-name="console">(x*,t*)=(0.4,0.04) -&gt; U(x*,t*) = 100</text:p>
      <text:p text:style-name="console"/>
      <text:p text:style-name="console">0 alcanzaron el contorno, 10000 alcanzaron el inicio.</text:p>
      <text:h text:style-name="Heading_20_2" text:outline-level="2"><text:bookmark-start text:name="__RefHeading___Toc243_1248608979"/>Salida en modo depuración<text:bookmark-end text:name="__RefHeading___Toc243_1248608979"/></text:h>
      <text:p text:style-name="P18">En modo depuración se asume el punto (0.4, 0.04) como inicio.</text:p>
      <text:p text:style-name="console">***************</text:p>
      <text:p text:style-name="console">* EJERCICIO 2 *</text:p>
      <text:p text:style-name="console">***************</text:p>
      <text:p text:style-name="console">Estimacion mediante metodo Monte Carlo</text:p>
      <text:p text:style-name="console"/>
      <text:p text:style-name="console">Recorriendo 10000 caminos...</text:p>
      <text:p text:style-name="console"/>
      <text:p text:style-name="console">(x*,t*)=(0.4,0.04) -&gt; U(x*,t*) = 100</text:p>
      <text:p text:style-name="console"/>
      <text:p text:style-name="console">0 alcanzaron el contorno, 10000 alcanzaron el inicio.</text:p>
      <text:p text:style-name="console"/>
      <text:p text:style-name="console">resultado correcto</text:p>
      <text:h text:style-name="Heading_20_2" text:outline-level="2"><text:bookmark-start text:name="__RefHeading___Toc245_1248608979"/>Código<text:bookmark-end text:name="__RefHeading___Toc245_1248608979"/></text:h>
      <text:p text:style-name="P31"><text:span text:style-name="T2">#include </text:span><text:span text:style-name="T3">&lt;iostream&gt;</text:span></text:p>
      <text:p text:style-name="P32"><text:span text:style-name="T2">#include </text:span><text:span text:style-name="T3">&lt;vector&gt;</text:span></text:p>
      <text:p text:style-name="P32"><text:span text:style-name="T2">#include </text:span><text:span text:style-name="T3">&lt;cmath&gt;</text:span></text:p>
      <text:p text:style-name="P32"><text:span text:style-name="T2">#include </text:span><text:span text:style-name="T3">&lt;numeric&gt;</text:span></text:p>
      <text:p text:style-name="P32"><text:span text:style-name="T2">#include </text:span><text:span text:style-name="T3">"ejercicio1.h"</text:span></text:p>
      <text:p text:style-name="P32"><text:span text:style-name="T2">#include </text:span><text:span text:style-name="T3">"utils.h"</text:span></text:p>
      <text:p text:style-name="P32"><text:span text:style-name="T5">using namespace </text:span><text:span text:style-name="T13">std</text:span><text:span text:style-name="T5">;</text:span></text:p>
      <text:p text:style-name="P32"><text:span text:style-name="T5">const int </text:span>I = <text:span text:style-name="T10">200</text:span><text:span text:style-name="T5">;</text:span></text:p>
      <text:p text:style-name="P32"><text:span text:style-name="T5">const int </text:span>Nc = <text:span text:style-name="T10">10000</text:span><text:span text:style-name="T5">;</text:span></text:p>
      <text:p text:style-name="P37">/*</text:p>
      <text:p text:style-name="P38"><text:s/><text:span text:style-name="T9">* Funcion principal del ejercicio2.</text:span></text:p>
      <text:p text:style-name="P38"><text:s/><text:span text:style-name="T9">* - Estimacion de una magnitud fisica en el punto (x*,t*) en base al metodo de Monte Carlo.</text:span></text:p>
      <text:p text:style-name="P38"><text:s/><text:span text:style-name="T9">*/</text:span></text:p>
      <text:p text:style-name="P32"><text:span text:style-name="T5">int </text:span><text:span text:style-name="T7">ejercicio2</text:span>(<text:span text:style-name="T5">bool </text:span>debug) {</text:p>
      <text:p text:style-name="P35"><text:s text:c="4"/><text:span text:style-name="T9">printBanner(</text:span><text:span text:style-name="T4">"EJERCICIO 2"</text:span><text:span text:style-name="T9">)</text:span><text:span text:style-name="T6">;</text:span></text:p>
      <text:p text:style-name="P35"><text:span text:style-name="T5"><text:s text:c="4"/></text:span><text:span text:style-name="T9">print(</text:span><text:span text:style-name="T4">"Estimacion mediante metodo Monte Carlo"</text:span><text:span text:style-name="T9">)</text:span><text:span text:style-name="T6">;</text:span></text:p>
      <text:p text:style-name="P35"><text:span text:style-name="T5"><text:s text:c="4"/></text:span><text:span text:style-name="T16">// Seleccion del punto (x*, t*)</text:span></text:p>
      <text:p text:style-name="P38"><text:s text:c="4"/><text:span text:style-name="T9">// El usuario seleccionara el punto de partida. Se ha incluido un tercer punto con t mucho mayor a los del enunciado</text:span></text:p>
      <text:p text:style-name="P38"><text:s text:c="4"/><text:span text:style-name="T9">// para comprobar que el algoritmo alcanza el contorno.</text:span></text:p>
      <text:p text:style-name="P35"><text:span text:style-name="T15"><text:s text:c="4"/></text:span><text:span text:style-name="T6">double </text:span><text:span text:style-name="T9">x_ast = </text:span><text:span text:style-name="T11">0.4</text:span><text:span text:style-name="T6">;</text:span></text:p>
      <text:p text:style-name="P35"><text:soft-page-break/><text:span text:style-name="T5"><text:s text:c="4"/></text:span><text:span text:style-name="T6">double </text:span><text:span text:style-name="T9">t_ast = </text:span><text:span text:style-name="T11">0.04</text:span><text:span text:style-name="T6">;</text:span></text:p>
      <text:p text:style-name="P35"><text:span text:style-name="T5"><text:s text:c="4"/></text:span><text:span text:style-name="T6">if </text:span><text:span text:style-name="T9">(!debug) {</text:span></text:p>
      <text:p text:style-name="P35"><text:s text:c="8"/><text:span text:style-name="T6">int </text:span><text:span text:style-name="T9">puntoInicio = askForInt(</text:span></text:p>
      <text:p text:style-name="P35"><text:s text:c="16"/><text:span text:style-name="T4">"Selecciona un punto de inicio: </text:span><text:span text:style-name="T6">\r</text:span><text:span text:style-name="T4"> 1 - (0.4, 0.04) </text:span><text:span text:style-name="T6">\r</text:span><text:span text:style-name="T4"> 2 - (0.4, 0.1) </text:span><text:span text:style-name="T6">\r</text:span><text:span text:style-name="T4"> 3 - (0.4, 100) "</text:span><text:span text:style-name="T9">)</text:span><text:span text:style-name="T6">;</text:span></text:p>
      <text:p text:style-name="P35"><text:span text:style-name="T5"><text:s text:c="8"/></text:span><text:span text:style-name="T6">if </text:span><text:span text:style-name="T9">(puntoInicio == </text:span><text:span text:style-name="T11">2</text:span><text:span text:style-name="T9">) {</text:span></text:p>
      <text:p text:style-name="P35"><text:s text:c="12"/><text:span text:style-name="T9">t_ast = </text:span><text:span text:style-name="T11">0.1</text:span><text:span text:style-name="T6">;</text:span></text:p>
      <text:p text:style-name="P35"><text:span text:style-name="T5"><text:s text:c="8"/></text:span><text:span text:style-name="T9">} </text:span><text:span text:style-name="T6">else if </text:span><text:span text:style-name="T9">(puntoInicio == </text:span><text:span text:style-name="T11">3</text:span><text:span text:style-name="T9">) {</text:span></text:p>
      <text:p text:style-name="P35"><text:s text:c="12"/><text:span text:style-name="T9">t_ast = </text:span><text:span text:style-name="T11">100</text:span><text:span text:style-name="T6">;</text:span></text:p>
      <text:p text:style-name="P35"><text:span text:style-name="T5"><text:s text:c="8"/></text:span><text:span text:style-name="T9">}</text:span></text:p>
      <text:p text:style-name="P35"><text:s text:c="4"/><text:span text:style-name="T9">}</text:span></text:p>
      <text:p text:style-name="P35"><text:s text:c="4"/><text:span text:style-name="T16">// Discretizacion de las variables x y t</text:span></text:p>
      <text:p text:style-name="P35"><text:span text:style-name="T15"><text:s text:c="4"/></text:span><text:span text:style-name="T6">double </text:span><text:span text:style-name="T9">delta_x = (</text:span><text:span text:style-name="T6">double</text:span><text:span text:style-name="T9">) </text:span><text:span text:style-name="T11">1 </text:span><text:span text:style-name="T9">/ I</text:span><text:span text:style-name="T6">;</text:span></text:p>
      <text:p text:style-name="P35"><text:span text:style-name="T5"><text:s text:c="4"/></text:span><text:span text:style-name="T6">double </text:span><text:span text:style-name="T9">delta_t = (</text:span><text:span text:style-name="T6">double</text:span><text:span text:style-name="T9">) </text:span><text:span text:style-name="T11">1 </text:span><text:span text:style-name="T9">/ (</text:span><text:span text:style-name="T11">2 </text:span><text:span text:style-name="T9">* I ^ </text:span><text:span text:style-name="T11">2</text:span><text:span text:style-name="T9">)</text:span><text:span text:style-name="T6">;</text:span></text:p>
      <text:p text:style-name="P35"><text:span text:style-name="T5"><text:s text:c="4"/></text:span><text:span text:style-name="T16">// Recorrido de los Nc caminos, a partir de (x*, t*), almacenando los resultados de cada final</text:span></text:p>
      <text:p text:style-name="P38"><text:s text:c="4"/><text:span text:style-name="T9">// en el vector Ubs segun:</text:span></text:p>
      <text:p text:style-name="P38"><text:s text:c="4"/><text:span text:style-name="T9">// - si se alcanza t = 0, U(x,0) = 100</text:span></text:p>
      <text:p text:style-name="P38"><text:s text:c="4"/><text:span text:style-name="T9">// - si se alcanza el contorno (x=0 o x=1), U(0,t) = 0 = U(1,t)</text:span></text:p>
      <text:p text:style-name="P35"><text:span text:style-name="T15"><text:s text:c="4"/></text:span><text:span text:style-name="T9">cout </text:span><text:span text:style-name="T17">&lt;&lt; </text:span><text:span text:style-name="T4">"Recorriendo " </text:span><text:span text:style-name="T17">&lt;&lt; </text:span><text:span text:style-name="T9">Nc </text:span><text:span text:style-name="T17">&lt;&lt; </text:span><text:span text:style-name="T4">" caminos..." </text:span><text:span text:style-name="T17">&lt;&lt; </text:span><text:span text:style-name="T9">endl </text:span><text:span text:style-name="T17">&lt;&lt; </text:span><text:span text:style-name="T9">endl</text:span><text:span text:style-name="T6">;</text:span></text:p>
      <text:p text:style-name="P35"><text:span text:style-name="T5"><text:s text:c="4"/></text:span><text:span text:style-name="T6">int </text:span><text:span text:style-name="T9">k = </text:span><text:span text:style-name="T11">1</text:span><text:span text:style-name="T6">, </text:span><text:span text:style-name="T9">nContorno = </text:span><text:span text:style-name="T11">0</text:span><text:span text:style-name="T6">, </text:span><text:span text:style-name="T9">nInicio=</text:span><text:span text:style-name="T11">0</text:span><text:span text:style-name="T6">;</text:span></text:p>
      <text:p text:style-name="P35"><text:span text:style-name="T5"><text:s text:c="4"/></text:span><text:span text:style-name="T6">double </text:span><text:span text:style-name="T9">x</text:span><text:span text:style-name="T6">, </text:span><text:span text:style-name="T9">t</text:span><text:span text:style-name="T6">;</text:span></text:p>
      <text:p text:style-name="P35"><text:span text:style-name="T5"><text:s text:c="4"/></text:span><text:span text:style-name="T14">vector</text:span><text:span text:style-name="T9">&lt;</text:span><text:span text:style-name="T6">double</text:span><text:span text:style-name="T9">&gt; Ubs</text:span><text:span text:style-name="T6">;</text:span></text:p>
      <text:p text:style-name="P35"><text:span text:style-name="T5"><text:s text:c="4"/></text:span><text:span text:style-name="T6">double </text:span><text:span text:style-name="T9">Ub</text:span><text:span text:style-name="T6">;</text:span></text:p>
      <text:p text:style-name="P35"><text:span text:style-name="T5"><text:s text:c="4"/></text:span><text:span text:style-name="T6">do </text:span><text:span text:style-name="T9">{</text:span></text:p>
      <text:p text:style-name="P35"><text:s text:c="8"/><text:span text:style-name="T9">x = x_ast</text:span><text:span text:style-name="T6">;</text:span></text:p>
      <text:p text:style-name="P35"><text:span text:style-name="T5"><text:s text:c="8"/></text:span><text:span text:style-name="T9">t = t_ast</text:span><text:span text:style-name="T6">;</text:span></text:p>
      <text:p text:style-name="P35"><text:span text:style-name="T5"><text:s text:c="8"/></text:span><text:span text:style-name="T6">do </text:span><text:span text:style-name="T9">{</text:span></text:p>
      <text:p text:style-name="P35"><text:s text:c="12"/><text:span text:style-name="T16">// Generacion de un numero pseudoaleatorio</text:span></text:p>
      <text:p text:style-name="P35"><text:span text:style-name="T15"><text:s text:c="12"/></text:span><text:span text:style-name="T6">double </text:span><text:span text:style-name="T9">r = ((</text:span><text:span text:style-name="T6">double</text:span><text:span text:style-name="T9">) random() / (</text:span><text:span text:style-name="T21">RAND_MAX</text:span><text:span text:style-name="T9">))</text:span><text:span text:style-name="T6">;</text:span></text:p>
      <text:p text:style-name="P35"><text:span text:style-name="T5"><text:s text:c="12"/></text:span><text:span text:style-name="T16">// Desplazamiento en base a r</text:span></text:p>
      <text:p text:style-name="P35"><text:span text:style-name="T15"><text:s text:c="12"/></text:span><text:span text:style-name="T6">if </text:span><text:span text:style-name="T9">(r &lt; </text:span><text:span text:style-name="T11">0.25</text:span><text:span text:style-name="T9">) {</text:span></text:p>
      <text:p text:style-name="P35"><text:s text:c="16"/><text:span text:style-name="T9">x += delta_x</text:span><text:span text:style-name="T6">;</text:span></text:p>
      <text:p text:style-name="P35"><text:span text:style-name="T5"><text:s text:c="12"/></text:span><text:span text:style-name="T9">} </text:span><text:span text:style-name="T6">else if </text:span><text:span text:style-name="T9">(r &lt; </text:span><text:span text:style-name="T11">0.5</text:span><text:span text:style-name="T9">) {</text:span></text:p>
      <text:p text:style-name="P35"><text:s text:c="16"/><text:span text:style-name="T9">x -= delta_x</text:span><text:span text:style-name="T6">;</text:span></text:p>
      <text:p text:style-name="P35"><text:span text:style-name="T5"><text:s text:c="12"/></text:span><text:span text:style-name="T9">} </text:span><text:span text:style-name="T6">else </text:span><text:span text:style-name="T9">{</text:span></text:p>
      <text:p text:style-name="P35"><text:s text:c="16"/><text:span text:style-name="T9">t -= delta_t</text:span><text:span text:style-name="T6">;</text:span></text:p>
      <text:p text:style-name="P35"><text:span text:style-name="T5"><text:s text:c="12"/></text:span><text:span text:style-name="T9">}</text:span></text:p>
      <text:p text:style-name="P35"><text:s text:c="8"/><text:span text:style-name="T9">} </text:span><text:span text:style-name="T6">while </text:span><text:span text:style-name="T9">(t &gt; </text:span><text:span text:style-name="T11">0 </text:span><text:span text:style-name="T9">&amp;&amp; x &gt; </text:span><text:span text:style-name="T11">0 </text:span><text:span text:style-name="T9">&amp;&amp; x &lt; </text:span><text:span text:style-name="T11">1</text:span><text:span text:style-name="T9">)</text:span><text:span text:style-name="T6">;</text:span></text:p>
      <text:p text:style-name="P35"><text:span text:style-name="T5"><text:s text:c="8"/></text:span><text:span text:style-name="T6">if</text:span><text:span text:style-name="T9">(t&gt;</text:span><text:span text:style-name="T11">0</text:span><text:span text:style-name="T9">){</text:span></text:p>
      <text:p text:style-name="P35"><text:s text:c="12"/><text:span text:style-name="T9">Ub = </text:span><text:span text:style-name="T11">0</text:span><text:span text:style-name="T6">;</text:span></text:p>
      <text:p text:style-name="P35"><text:span text:style-name="T5"><text:s text:c="12"/></text:span><text:span text:style-name="T9">nContorno ++</text:span><text:span text:style-name="T6">;</text:span></text:p>
      <text:p text:style-name="P35"><text:span text:style-name="T5"><text:s text:c="8"/></text:span><text:span text:style-name="T9">}</text:span><text:span text:style-name="T6">else</text:span><text:span text:style-name="T9">{</text:span></text:p>
      <text:p text:style-name="P35"><text:s text:c="12"/><text:span text:style-name="T9">Ub = </text:span><text:span text:style-name="T11">100</text:span><text:span text:style-name="T6">;</text:span></text:p>
      <text:p text:style-name="P35"><text:span text:style-name="T5"><text:s text:c="12"/></text:span><text:span text:style-name="T9">nInicio++</text:span><text:span text:style-name="T6">;</text:span></text:p>
      <text:p text:style-name="P35"><text:span text:style-name="T5"><text:s text:c="8"/></text:span><text:span text:style-name="T9">}</text:span></text:p>
      <text:p text:style-name="P35"><text:s text:c="8"/><text:span text:style-name="T9">Ubs.push_back(Ub)</text:span><text:span text:style-name="T6">;</text:span></text:p>
      <text:p text:style-name="P35"><text:span text:style-name="T5"><text:s text:c="8"/></text:span><text:span text:style-name="T9">k++</text:span><text:span text:style-name="T6">;</text:span></text:p>
      <text:p text:style-name="P35"><text:span text:style-name="T5"><text:s text:c="4"/></text:span><text:span text:style-name="T9">} </text:span><text:span text:style-name="T6">while </text:span><text:span text:style-name="T9">(k &lt;= Nc)</text:span><text:span text:style-name="T6">;</text:span></text:p>
      <text:p text:style-name="P35"><text:span text:style-name="T5"><text:s text:c="4"/></text:span><text:span text:style-name="T16">// Calculo del promedio de los valores almacenados en el vector Ub</text:span></text:p>
      <text:p text:style-name="P35"><text:span text:style-name="T15"><text:s text:c="4"/></text:span><text:span text:style-name="T6">double </text:span><text:span text:style-name="T9">result = </text:span><text:span text:style-name="T14">std</text:span><text:span text:style-name="T9">::accumulate(Ubs.begin()</text:span><text:span text:style-name="T6">, </text:span><text:span text:style-name="T9">Ubs.end()</text:span><text:span text:style-name="T6">, </text:span><text:span text:style-name="T11">0</text:span><text:span text:style-name="T9">) / Nc</text:span><text:span text:style-name="T6">;</text:span></text:p>
      <text:p text:style-name="P35"><text:span text:style-name="T5"><text:s text:c="4"/></text:span><text:span text:style-name="T9">setPrecision(</text:span><text:span text:style-name="T11">3</text:span><text:span text:style-name="T9">)</text:span><text:span text:style-name="T6">;</text:span></text:p>
      <text:p text:style-name="P35"><text:span text:style-name="T5"><text:s text:c="4"/></text:span><text:span text:style-name="T9">cout </text:span><text:span text:style-name="T17">&lt;&lt; </text:span><text:span text:style-name="T4">"(x*,t*)=(" </text:span><text:span text:style-name="T17">&lt;&lt; </text:span><text:span text:style-name="T9">x_ast </text:span><text:span text:style-name="T17">&lt;&lt; </text:span><text:span text:style-name="T4">"," </text:span><text:span text:style-name="T17">&lt;&lt; </text:span><text:span text:style-name="T9">t_ast </text:span><text:span text:style-name="T17">&lt;&lt; </text:span><text:span text:style-name="T4">") -&gt; " </text:span><text:span text:style-name="T17">&lt;&lt; </text:span><text:span text:style-name="T4">"U(x*,t*) = " </text:span><text:span text:style-name="T17">&lt;&lt; </text:span><text:span text:style-name="T9">result </text:span><text:span text:style-name="T17">&lt;&lt; </text:span><text:span text:style-name="T9">endl </text:span><text:span text:style-name="T17">&lt;&lt; </text:span><text:span text:style-name="T9">endl</text:span><text:span text:style-name="T6">;</text:span></text:p>
      <text:p text:style-name="P35"><text:span text:style-name="T5"><text:s text:c="4"/></text:span><text:span text:style-name="T9">cout </text:span><text:span text:style-name="T17">&lt;&lt; </text:span><text:span text:style-name="T9">nContorno </text:span><text:span text:style-name="T17">&lt;&lt; </text:span><text:span text:style-name="T4">" alcanzaron el contorno, " </text:span><text:span text:style-name="T17">&lt;&lt; </text:span><text:span text:style-name="T9">nInicio </text:span><text:span text:style-name="T17">&lt;&lt; </text:span><text:span text:style-name="T4">" alcanzaron el inicio." </text:span><text:span text:style-name="T17">&lt;&lt; </text:span><text:span text:style-name="T9">endl</text:span><text:span text:style-name="T6">;</text:span></text:p>
      <text:p text:style-name="P35"><text:soft-page-break/><text:span text:style-name="T5"><text:s text:c="4"/></text:span><text:span text:style-name="T6">if </text:span><text:span text:style-name="T9">(debug) {</text:span></text:p>
      <text:p text:style-name="P35"><text:s text:c="8"/><text:span text:style-name="T6">bool </text:span><text:span text:style-name="T9">resultOk = Ubs.size() == Nc &amp;&amp; ( nContorno + nInicio ) == Nc</text:span><text:span text:style-name="T6">;</text:span></text:p>
      <text:p text:style-name="P35"><text:span text:style-name="T5"><text:s text:c="8"/></text:span><text:span text:style-name="T9">printResult(resultOk)</text:span><text:span text:style-name="T6">;</text:span></text:p>
      <text:p text:style-name="P35"><text:span text:style-name="T5"><text:s text:c="4"/></text:span><text:span text:style-name="T9">}</text:span></text:p>
      <text:p text:style-name="P35"><text:s text:c="4"/><text:span text:style-name="T6">return </text:span><text:span text:style-name="T11">0</text:span><text:span text:style-name="T6">;</text:span></text:p>
      <text:p text:style-name="P40">}</text:p>
      <text:p text:style-name="P19"/>
      <text:h text:style-name="Heading_20_2" text:outline-level="2"><text:bookmark-start text:name="__RefHeading___Toc247_1248608979"/>Testado<text:bookmark-end text:name="__RefHeading___Toc247_1248608979"/></text:h>
      <text:p text:style-name="P20">Dado que el resultado depende de una variable aleatoria, se comprueba que el tamaño del vector Ub coincide con el número de caminos establecido y que el número de soluciones en que se alcanza el contorno y el del número de veces <text:span text:style-name="T22">que se alcanza el contorno suman el mismo número de caminos.</text:span></text:p>
      <text:h text:style-name="P5" text:outline-level="1"><text:bookmark-start text:name="__RefHeading___Toc249_1248608979"/>Ejercicio 3<text:bookmark-end text:name="__RefHeading___Toc249_1248608979"/></text:h>
      <text:p text:style-name="P21">Para la implementación del método de diferencias divididas se ha seguido la definición del método de Newton del libro [1] p125.</text:p>
      <text:h text:style-name="P28" text:outline-level="2"><text:bookmark-start text:name="__RefHeading___Toc251_1248608979"/>Salida en modo normal<text:bookmark-end text:name="__RefHeading___Toc251_1248608979"/></text:h>
      <text:p text:style-name="P21">Se pregunta al usuario qué fichero de puntos se desea cargar (de los ficheros definidos en el enunciado). </text:p>
      <text:p text:style-name="console">***************</text:p>
      <text:p text:style-name="console">* EJERCICIO 3 *</text:p>
      <text:p text:style-name="console">***************</text:p>
      <text:p text:style-name="console">Interpolacion mediante el metodo de Newton de las diferencias divididas</text:p>
      <text:p text:style-name="console"/>
      <text:p text:style-name="console">¿Que fichero de puntos desea cargar?</text:p>
      <text:p text:style-name="console"><text:s/>1. Primero</text:p>
      <text:p text:style-name="console"><text:s/>2. Segundo</text:p>
      <text:p text:style-name="console">1</text:p>
      <text:p text:style-name="console">Cargando fichero de puntos files/puntos1.txt</text:p>
      <text:p text:style-name="console">Tabla de diferencias divididas:</text:p>
      <text:p text:style-name="console"/>
      <text:p text:style-name="console">0<text:tab/>-5<text:tab/>6<text:tab/>2<text:tab/>1<text:tab/></text:p>
      <text:p text:style-name="console">1<text:tab/>1<text:tab/>12<text:tab/>6<text:tab/></text:p>
      <text:p text:style-name="console">3<text:tab/>25<text:tab/>30<text:tab/></text:p>
      <text:p text:style-name="console"><text:soft-page-break/>4<text:tab/>55<text:tab/></text:p>
      <text:p text:style-name="console"/>
      <text:p text:style-name="console">Evaluando polinomio de interpolacion para x = 0.5</text:p>
      <text:p text:style-name="console"/>
      <text:p text:style-name="console">Resultado de la evaluacion:</text:p>
      <text:p text:style-name="console"/>
      <text:p text:style-name="console">f(0.5) = -1.875</text:p>
      <text:h text:style-name="P28" text:outline-level="2"><text:bookmark-start text:name="__RefHeading___Toc253_1248608979"/>Salida en modo depuración<text:bookmark-end text:name="__RefHeading___Toc253_1248608979"/></text:h>
      <text:p text:style-name="P21">En este modo se carga un fichero con los datos del ejercicio descrito en [1] p.128. El resultado debe ser igual al del resultado del ejercicio.</text:p>
      <text:p text:style-name="console">***************</text:p>
      <text:p text:style-name="console">* EJERCICIO 3 *</text:p>
      <text:p text:style-name="console">***************</text:p>
      <text:p text:style-name="console">Interpolacion mediante el metodo de Newton de las diferencias divididas</text:p>
      <text:p text:style-name="console"/>
      <text:p text:style-name="console">Ejecutando tests...</text:p>
      <text:p text:style-name="console"/>
      <text:p text:style-name="console">Cargando fichero de puntos files/fake.txt</text:p>
      <text:p text:style-name="console">Cargando fichero de puntos files/puntos_dup.txt</text:p>
      <text:p text:style-name="console">Cargando fichero de puntos files/puntos_single.txt</text:p>
      <text:p text:style-name="console">Cargando fichero de puntos files/puntos1.txt</text:p>
      <text:p text:style-name="console">Todos los test pasados con éxito.</text:p>
      <text:p text:style-name="console"/>
      <text:p text:style-name="console">Cargando fichero de puntos files/puntos_test.txt</text:p>
      <text:p text:style-name="console">Tabla de diferencias divididas:</text:p>
      <text:p text:style-name="console"/>
      <text:p text:style-name="console">0.1<text:tab/>0.7<text:tab/>1<text:tab/>5<text:tab/>-25<text:tab/>62.5<text:tab/>-125<text:tab/></text:p>
      <text:p text:style-name="console">0.2<text:tab/>0.8<text:tab/>2<text:tab/>-2.5<text:tab/>6.3652787e-14<text:tab/>-2.9235873e-13<text:tab/></text:p>
      <text:p text:style-name="console">0.3<text:tab/>1<text:tab/>1.5<text:tab/>-2.5<text:tab/>-5.3290705e-14<text:tab/></text:p>
      <text:p text:style-name="console">0.4<text:tab/>1.15<text:tab/>1<text:tab/>-2.5<text:tab/></text:p>
      <text:p text:style-name="console">0.5<text:tab/>1.25<text:tab/>0.5<text:tab/></text:p>
      <text:p text:style-name="console">0.6<text:tab/>1.3<text:tab/></text:p>
      <text:p text:style-name="console"><text:soft-page-break/></text:p>
      <text:p text:style-name="console">Evaluando polinomio de interpolacion para x = 0.55</text:p>
      <text:p text:style-name="console">0.7+1 * (x - 0.1) +5 * (x - 0.1) (x - 0.2) -25 * (x - 0.1) (x - 0.2) (x - 0.3) +63 * (x - 0.1) (x - 0.2) (x - 0.3) (x - 0.4) -1.3e+02 * (x - 0.1) (x - 0.2) (x - 0.3) (x - 0.4) (x - 0.5) </text:p>
      <text:p text:style-name="console"/>
      <text:p text:style-name="console">Resultado de la evaluacion:</text:p>
      <text:p text:style-name="console"/>
      <text:p text:style-name="console">f(0.55) = 1.2853516</text:p>
      <text:p text:style-name="console"/>
      <text:p text:style-name="console">resultado correcto</text:p>
      <text:p text:style-name="console">Process finished with exit code 0</text:p>
      <text:h text:style-name="P28" text:outline-level="2"><text:bookmark-start text:name="__RefHeading___Toc255_1248608979"/>Código<text:bookmark-end text:name="__RefHeading___Toc255_1248608979"/></text:h>
      <text:p text:style-name="P21">La función principal es ejercicio3, las restantes son funciones auxiliares cuya finalidad se describe sobre la definición de cada función.</text:p>
      <text:p text:style-name="P34"><text:span text:style-name="T2">#include </text:span><text:span text:style-name="T3">&lt;iostream&gt;</text:span></text:p>
      <text:p text:style-name="P32"><text:span text:style-name="T2">#include </text:span><text:span text:style-name="T3">&lt;vector&gt;</text:span></text:p>
      <text:p text:style-name="P32"><text:span text:style-name="T2">#include </text:span><text:span text:style-name="T3">&lt;stdlib.h&gt;</text:span></text:p>
      <text:p text:style-name="P32"><text:span text:style-name="T2">#include </text:span><text:span text:style-name="T3">&lt;fstream&gt;</text:span></text:p>
      <text:p text:style-name="P32"><text:span text:style-name="T2">#include </text:span><text:span text:style-name="T3">&lt;algorithm&gt;</text:span></text:p>
      <text:p text:style-name="P32"><text:span text:style-name="T2">#include </text:span><text:span text:style-name="T3">&lt;iomanip&gt;</text:span></text:p>
      <text:p text:style-name="P32"><text:span text:style-name="T2">#include </text:span><text:span text:style-name="T3">"ejercicio1.h"</text:span></text:p>
      <text:p text:style-name="P32"><text:span text:style-name="T2">#include </text:span><text:span text:style-name="T3">"utils.h"</text:span></text:p>
      <text:p text:style-name="P32"><text:span text:style-name="T5">using namespace </text:span><text:span text:style-name="T13">std</text:span><text:span text:style-name="T5">;</text:span></text:p>
      <text:p text:style-name="P32"><text:span text:style-name="T23">string </text:span>FILE_PATH_1 = <text:span text:style-name="T3">"files/puntos1.txt"</text:span><text:span text:style-name="T5">;</text:span></text:p>
      <text:p text:style-name="P32"><text:span text:style-name="T23">string </text:span>FILE_PATH_2 = <text:span text:style-name="T3">"files/puntos2.txt"</text:span><text:span text:style-name="T5">;</text:span></text:p>
      <text:p text:style-name="P32"><text:span text:style-name="T23">string </text:span>FILE_PATH_DEBUG = <text:span text:style-name="T3">"files/puntos_test.txt"</text:span><text:span text:style-name="T5">;</text:span></text:p>
      <text:p text:style-name="P32"><text:span text:style-name="T5">bool </text:span>DEBUG = <text:span text:style-name="T5">false;</text:span></text:p>
      <text:p text:style-name="P32"><text:span text:style-name="T5">int </text:span>DEBUG_ERROR = <text:span text:style-name="T10">0</text:span><text:span text:style-name="T5">;</text:span></text:p>
      <text:p text:style-name="P32"><text:span text:style-name="T5">struct </text:span><text:span text:style-name="T13">Punto </text:span>{</text:p>
      <text:p text:style-name="P35"><text:s text:c="4"/><text:span text:style-name="T6">double </text:span><text:span text:style-name="T25">x</text:span><text:span text:style-name="T6">;</text:span></text:p>
      <text:p text:style-name="P35"><text:span text:style-name="T5"><text:s text:c="4"/></text:span><text:span text:style-name="T6">double </text:span><text:span text:style-name="T25">fx</text:span><text:span text:style-name="T6">;</text:span></text:p>
      <text:p text:style-name="P32">}<text:span text:style-name="T5">;</text:span></text:p>
      <text:p text:style-name="P37">/*</text:p>
      <text:p text:style-name="P38"><text:s/><text:span text:style-name="T9">* Comprueba si el punto ya existe en el vector</text:span></text:p>
      <text:p text:style-name="P38"><text:s/><text:span text:style-name="T9">*/</text:span></text:p>
      <text:p text:style-name="P32"><text:span text:style-name="T5">bool </text:span><text:span text:style-name="T7">puntoExist</text:span>(<text:span text:style-name="T13">Punto </text:span>punto<text:span text:style-name="T5">, </text:span><text:span text:style-name="T13">std</text:span>::<text:span text:style-name="T13">vector</text:span>&lt;<text:span text:style-name="T13">Punto</text:span>&gt; puntos) {</text:p>
      <text:p text:style-name="P35"><text:s text:c="4"/><text:span text:style-name="T6">return </text:span><text:span text:style-name="T9">any_of(puntos.begin()</text:span><text:span text:style-name="T6">, </text:span><text:span text:style-name="T9">puntos.end()</text:span><text:span text:style-name="T6">, </text:span><text:span text:style-name="T9">[punto](</text:span><text:span text:style-name="T14">Punto </text:span><text:span text:style-name="T9">p) {</text:span></text:p>
      <text:p text:style-name="P35"><text:s text:c="8"/><text:span text:style-name="T6">return </text:span><text:span text:style-name="T9">p.</text:span><text:span text:style-name="T25">x </text:span><text:span text:style-name="T9">== punto.</text:span><text:span text:style-name="T25">x </text:span><text:span text:style-name="T9">&amp;&amp; p.</text:span><text:span text:style-name="T25">fx </text:span><text:span text:style-name="T9">== punto.</text:span><text:span text:style-name="T25">fx</text:span><text:span text:style-name="T6">;</text:span></text:p>
      <text:p text:style-name="P35"><text:span text:style-name="T5"><text:s text:c="4"/></text:span><text:span text:style-name="T9">})</text:span><text:span text:style-name="T6">;</text:span></text:p>
      <text:p text:style-name="P32">}</text:p>
      <text:p text:style-name="P37">/*</text:p>
      <text:p text:style-name="P38"><text:s/><text:span text:style-name="T9">* Carga del fichero de puntos.</text:span></text:p>
      <text:p text:style-name="P38"><text:s/><text:span text:style-name="T9">*/</text:span></text:p>
      <text:p text:style-name="P32"><text:span text:style-name="T13">std</text:span>::<text:span text:style-name="T13">vector</text:span>&lt;<text:span text:style-name="T13">Punto</text:span>&gt; <text:span text:style-name="T7">readFile</text:span>(<text:span text:style-name="T23">string </text:span>filePath) {</text:p>
      <text:p text:style-name="P35"><text:s text:c="4"/><text:span text:style-name="T9">cout </text:span><text:span text:style-name="T17">&lt;&lt; </text:span><text:span text:style-name="T4">"Cargando fichero de puntos " </text:span><text:span text:style-name="T17">&lt;&lt; </text:span><text:span text:style-name="T9">filePath </text:span><text:span text:style-name="T17">&lt;&lt; </text:span><text:span text:style-name="T9">endl</text:span><text:span text:style-name="T6">;</text:span></text:p>
      <text:p text:style-name="P35"><text:span text:style-name="T5"><text:s text:c="4"/></text:span><text:span text:style-name="T14">std</text:span><text:span text:style-name="T9">::</text:span><text:span text:style-name="T24">ifstream </text:span><text:span text:style-name="T9">ifs(filePath)</text:span><text:span text:style-name="T6">;</text:span></text:p>
      <text:p text:style-name="P35"><text:soft-page-break/><text:span text:style-name="T5"><text:s text:c="4"/></text:span><text:span text:style-name="T14">std</text:span><text:span text:style-name="T9">::</text:span><text:span text:style-name="T24">string </text:span><text:span text:style-name="T9">buffer</text:span><text:span text:style-name="T6">;</text:span></text:p>
      <text:p text:style-name="P35"><text:span text:style-name="T5"><text:s text:c="4"/></text:span><text:span text:style-name="T14">std</text:span><text:span text:style-name="T9">::</text:span><text:span text:style-name="T14">vector</text:span><text:span text:style-name="T9">&lt;</text:span><text:span text:style-name="T14">Punto</text:span><text:span text:style-name="T9">&gt; puntos</text:span><text:span text:style-name="T6">;</text:span></text:p>
      <text:p text:style-name="P35"><text:span text:style-name="T5"><text:s text:c="4"/></text:span><text:span text:style-name="T6">if </text:span><text:span text:style-name="T9">(</text:span><text:span text:style-name="T17">!</text:span><text:span text:style-name="T9">ifs) {</text:span></text:p>
      <text:p text:style-name="P35"><text:s text:c="8"/><text:span text:style-name="T6">if </text:span><text:span text:style-name="T9">(!DEBUG) {</text:span></text:p>
      <text:p text:style-name="P35"><text:s text:c="12"/><text:span text:style-name="T9">cerr </text:span><text:span text:style-name="T17">&lt;&lt; </text:span><text:span text:style-name="T4">"Error abriendo archivo: " </text:span><text:span text:style-name="T17">&lt;&lt; </text:span><text:span text:style-name="T9">filePath.c_str()</text:span><text:span text:style-name="T6">;</text:span></text:p>
      <text:p text:style-name="P35"><text:span text:style-name="T5"><text:s text:c="12"/></text:span><text:span text:style-name="T9">exit(</text:span><text:span text:style-name="T21">EXIT_FAILURE</text:span><text:span text:style-name="T9">)</text:span><text:span text:style-name="T6">;</text:span></text:p>
      <text:p text:style-name="P35"><text:span text:style-name="T5"><text:s text:c="8"/></text:span><text:span text:style-name="T9">} </text:span><text:span text:style-name="T6">else </text:span><text:span text:style-name="T9">{</text:span></text:p>
      <text:p text:style-name="P35"><text:s text:c="12"/><text:span text:style-name="T9">DEBUG_ERROR = </text:span><text:span text:style-name="T11">1</text:span><text:span text:style-name="T6">;</text:span></text:p>
      <text:p text:style-name="P35"><text:span text:style-name="T5"><text:s text:c="12"/></text:span><text:span text:style-name="T6">return </text:span><text:span text:style-name="T9">puntos</text:span><text:span text:style-name="T6">;</text:span></text:p>
      <text:p text:style-name="P35"><text:span text:style-name="T5"><text:s text:c="8"/></text:span><text:span text:style-name="T9">}</text:span></text:p>
      <text:p text:style-name="P35"><text:s text:c="4"/><text:span text:style-name="T9">}</text:span></text:p>
      <text:p text:style-name="P35"><text:s text:c="4"/><text:span text:style-name="T14">std</text:span><text:span text:style-name="T9">::</text:span><text:span text:style-name="T24">string </text:span><text:span text:style-name="T9">line</text:span><text:span text:style-name="T6">;</text:span></text:p>
      <text:p text:style-name="P35"><text:span text:style-name="T5"><text:s text:c="4"/></text:span><text:span text:style-name="T6">while </text:span><text:span text:style-name="T9">(getline(ifs</text:span><text:span text:style-name="T6">, </text:span><text:span text:style-name="T9">line)) {</text:span></text:p>
      <text:p text:style-name="P35"><text:s text:c="8"/><text:span text:style-name="T14">std</text:span><text:span text:style-name="T9">::</text:span><text:span text:style-name="T24">stringstream </text:span><text:span text:style-name="T9">ss(line)</text:span><text:span text:style-name="T6">;</text:span></text:p>
      <text:p text:style-name="P35"><text:span text:style-name="T5"><text:s text:c="8"/></text:span><text:span text:style-name="T14">std</text:span><text:span text:style-name="T9">::</text:span><text:span text:style-name="T14">vector</text:span><text:span text:style-name="T9">&lt;</text:span><text:span text:style-name="T14">std</text:span><text:span text:style-name="T9">::</text:span><text:span text:style-name="T24">string</text:span><text:span text:style-name="T9">&gt; item</text:span><text:span text:style-name="T6">;</text:span></text:p>
      <text:p text:style-name="P35"><text:span text:style-name="T5"><text:s text:c="8"/></text:span><text:span text:style-name="T14">std</text:span><text:span text:style-name="T9">::</text:span><text:span text:style-name="T24">string </text:span><text:span text:style-name="T9">tmp</text:span><text:span text:style-name="T6">;</text:span></text:p>
      <text:p text:style-name="P35"><text:span text:style-name="T5"><text:s text:c="8"/></text:span><text:span text:style-name="T14">Punto </text:span><text:span text:style-name="T9">punto</text:span><text:span text:style-name="T6">;</text:span></text:p>
      <text:p text:style-name="P35"><text:span text:style-name="T5"><text:s text:c="8"/></text:span><text:span text:style-name="T6">while </text:span><text:span text:style-name="T9">(getline(ss</text:span><text:span text:style-name="T6">, </text:span><text:span text:style-name="T9">tmp</text:span><text:span text:style-name="T6">, </text:span><text:span text:style-name="T4">' '</text:span><text:span text:style-name="T9">)) {</text:span></text:p>
      <text:p text:style-name="P35"><text:s text:c="12"/><text:span text:style-name="T9">item.push_back(tmp)</text:span><text:span text:style-name="T6">;</text:span></text:p>
      <text:p text:style-name="P35"><text:span text:style-name="T5"><text:s text:c="8"/></text:span><text:span text:style-name="T9">}</text:span></text:p>
      <text:p text:style-name="P35"><text:s text:c="8"/><text:span text:style-name="T9">punto.</text:span><text:span text:style-name="T25">x </text:span><text:span text:style-name="T9">= atof(item.at(</text:span><text:span text:style-name="T11">0</text:span><text:span text:style-name="T9">).c_str())</text:span><text:span text:style-name="T6">;</text:span></text:p>
      <text:p text:style-name="P35"><text:span text:style-name="T5"><text:s text:c="8"/></text:span><text:span text:style-name="T9">punto.</text:span><text:span text:style-name="T25">fx </text:span><text:span text:style-name="T9">= atof(item.at(</text:span><text:span text:style-name="T11">1</text:span><text:span text:style-name="T9">).c_str())</text:span><text:span text:style-name="T6">;</text:span></text:p>
      <text:p text:style-name="P35"><text:span text:style-name="T5"><text:s text:c="8"/></text:span><text:span text:style-name="T16">// Comprueba duplicados</text:span></text:p>
      <text:p text:style-name="P35"><text:span text:style-name="T15"><text:s text:c="8"/></text:span><text:span text:style-name="T6">if </text:span><text:span text:style-name="T9">(!puntoExist(punto</text:span><text:span text:style-name="T6">, </text:span><text:span text:style-name="T9">puntos)) {</text:span></text:p>
      <text:p text:style-name="P35"><text:s text:c="12"/><text:span text:style-name="T9">puntos.push_back(punto)</text:span><text:span text:style-name="T6">;</text:span></text:p>
      <text:p text:style-name="P35"><text:span text:style-name="T5"><text:s text:c="8"/></text:span><text:span text:style-name="T9">} </text:span><text:span text:style-name="T6">else </text:span><text:span text:style-name="T9">{</text:span></text:p>
      <text:p text:style-name="P35"><text:s text:c="12"/><text:span text:style-name="T6">if </text:span><text:span text:style-name="T9">(!DEBUG) {</text:span></text:p>
      <text:p text:style-name="P35"><text:s text:c="16"/><text:span text:style-name="T9">cerr </text:span><text:span text:style-name="T17">&lt;&lt; </text:span><text:span text:style-name="T4">"Se ha encontrado un punto duplicado (" </text:span><text:span text:style-name="T17">&lt;&lt; </text:span><text:span text:style-name="T9">punto.</text:span><text:span text:style-name="T25">x </text:span><text:span text:style-name="T17">&lt;&lt; </text:span><text:span text:style-name="T4">"," </text:span><text:span text:style-name="T17">&lt;&lt; </text:span><text:span text:style-name="T9">punto.</text:span><text:span text:style-name="T25">fx </text:span><text:span text:style-name="T17">&lt;&lt; </text:span><text:span text:style-name="T4">")"</text:span><text:span text:style-name="T6">;</text:span></text:p>
      <text:p text:style-name="P35"><text:span text:style-name="T5"><text:s text:c="16"/></text:span><text:span text:style-name="T9">exit(</text:span><text:span text:style-name="T21">EXIT_FAILURE</text:span><text:span text:style-name="T9">)</text:span><text:span text:style-name="T6">;</text:span></text:p>
      <text:p text:style-name="P35"><text:span text:style-name="T5"><text:s text:c="12"/></text:span><text:span text:style-name="T9">} </text:span><text:span text:style-name="T6">else </text:span><text:span text:style-name="T9">{</text:span></text:p>
      <text:p text:style-name="P35"><text:s text:c="16"/><text:span text:style-name="T9">DEBUG_ERROR = </text:span><text:span text:style-name="T11">2</text:span><text:span text:style-name="T6">;</text:span></text:p>
      <text:p text:style-name="P35"><text:span text:style-name="T5"><text:s text:c="16"/></text:span><text:span text:style-name="T6">return </text:span><text:span text:style-name="T9">puntos</text:span><text:span text:style-name="T6">;</text:span></text:p>
      <text:p text:style-name="P35"><text:span text:style-name="T5"><text:s text:c="12"/></text:span><text:span text:style-name="T9">}</text:span></text:p>
      <text:p text:style-name="P35"><text:s text:c="8"/><text:span text:style-name="T9">}</text:span></text:p>
      <text:p text:style-name="P35"><text:s text:c="4"/><text:span text:style-name="T9">}</text:span></text:p>
      <text:p text:style-name="P35"><text:s text:c="4"/><text:span text:style-name="T16">// Comprueba si hay menos de dos puntos</text:span></text:p>
      <text:p text:style-name="P35"><text:span text:style-name="T15"><text:s text:c="4"/></text:span><text:span text:style-name="T6">if </text:span><text:span text:style-name="T9">(puntos.size() &lt; </text:span><text:span text:style-name="T11">2</text:span><text:span text:style-name="T9">) {</text:span></text:p>
      <text:p text:style-name="P35"><text:s text:c="8"/><text:span text:style-name="T6">if </text:span><text:span text:style-name="T9">(!DEBUG) {</text:span></text:p>
      <text:p text:style-name="P35"><text:s text:c="12"/><text:span text:style-name="T9">printError(</text:span><text:span text:style-name="T4">"El fichero debe tener menos de 2 puntos."</text:span><text:span text:style-name="T9">)</text:span><text:span text:style-name="T6">;</text:span></text:p>
      <text:p text:style-name="P35"><text:span text:style-name="T5"><text:s text:c="12"/></text:span><text:span text:style-name="T9">exit(</text:span><text:span text:style-name="T21">EXIT_FAILURE</text:span><text:span text:style-name="T9">)</text:span><text:span text:style-name="T6">;</text:span></text:p>
      <text:p text:style-name="P35"><text:span text:style-name="T5"><text:s text:c="8"/></text:span><text:span text:style-name="T9">} </text:span><text:span text:style-name="T6">else </text:span><text:span text:style-name="T9">{</text:span></text:p>
      <text:p text:style-name="P35"><text:s text:c="12"/><text:span text:style-name="T9">DEBUG_ERROR = </text:span><text:span text:style-name="T11">3</text:span><text:span text:style-name="T6">;</text:span></text:p>
      <text:p text:style-name="P35"><text:span text:style-name="T5"><text:s text:c="12"/></text:span><text:span text:style-name="T6">return </text:span><text:span text:style-name="T9">puntos</text:span><text:span text:style-name="T6">;</text:span></text:p>
      <text:p text:style-name="P35"><text:span text:style-name="T5"><text:s text:c="8"/></text:span><text:span text:style-name="T9">}</text:span></text:p>
      <text:p text:style-name="P35"><text:s text:c="4"/><text:span text:style-name="T9">}</text:span></text:p>
      <text:p text:style-name="P35"><text:s text:c="4"/><text:span text:style-name="T6">return </text:span><text:span text:style-name="T9">puntos</text:span><text:span text:style-name="T6">;</text:span></text:p>
      <text:p text:style-name="P32">}</text:p>
      <text:p text:style-name="P37">/*</text:p>
      <text:p text:style-name="P38"><text:s/><text:span text:style-name="T9">* Ejecuta una batería de pruebas para asegurar que se cumplen los requisitos</text:span></text:p>
      <text:p text:style-name="P38"><text:s/><text:span text:style-name="T9">*/</text:span></text:p>
      <text:p text:style-name="P32"><text:span text:style-name="T5">void </text:span><text:span text:style-name="T7">runTests</text:span>() {</text:p>
      <text:p text:style-name="P35"><text:s text:c="4"/><text:span text:style-name="T9">print(</text:span><text:span text:style-name="T4">"Ejecutando tests..."</text:span><text:span text:style-name="T9">)</text:span><text:span text:style-name="T6">;</text:span></text:p>
      <text:p text:style-name="P35"><text:span text:style-name="T5"><text:s text:c="4"/></text:span><text:span text:style-name="T6">bool </text:span><text:span text:style-name="T9">allPasssed = </text:span><text:span text:style-name="T6">true;</text:span></text:p>
      <text:p text:style-name="P35"><text:span text:style-name="T5"><text:s text:c="4"/></text:span><text:span text:style-name="T16">// Si hay un error al cargar el fichero</text:span></text:p>
      <text:p text:style-name="P35"><text:soft-page-break/><text:span text:style-name="T15"><text:s text:c="4"/></text:span><text:span text:style-name="T9">readFile(</text:span><text:span text:style-name="T4">"files/fake.txt"</text:span><text:span text:style-name="T9">)</text:span><text:span text:style-name="T6">;</text:span></text:p>
      <text:p text:style-name="P35"><text:span text:style-name="T5"><text:s text:c="4"/></text:span><text:span text:style-name="T6">if </text:span><text:span text:style-name="T9">(DEBUG_ERROR != </text:span><text:span text:style-name="T11">1</text:span><text:span text:style-name="T9">) {</text:span></text:p>
      <text:p text:style-name="P35"><text:s text:c="8"/><text:span text:style-name="T9">printError(</text:span><text:span text:style-name="T4">"Primer test ha fallado."</text:span><text:span text:style-name="T9">)</text:span><text:span text:style-name="T6">;</text:span></text:p>
      <text:p text:style-name="P35"><text:span text:style-name="T5"><text:s text:c="8"/></text:span><text:span text:style-name="T9">allPasssed = </text:span><text:span text:style-name="T6">false;</text:span></text:p>
      <text:p text:style-name="P35"><text:span text:style-name="T5"><text:s text:c="4"/></text:span><text:span text:style-name="T9">}</text:span></text:p>
      <text:p text:style-name="P35"><text:s text:c="4"/><text:span text:style-name="T16">// Si hay duplicados</text:span></text:p>
      <text:p text:style-name="P35"><text:span text:style-name="T15"><text:s text:c="4"/></text:span><text:span text:style-name="T9">DEBUG_ERROR = </text:span><text:span text:style-name="T11">0</text:span><text:span text:style-name="T6">;</text:span></text:p>
      <text:p text:style-name="P35"><text:span text:style-name="T5"><text:s text:c="4"/></text:span><text:span text:style-name="T9">readFile(</text:span><text:span text:style-name="T4">"files/puntos_dup.txt"</text:span><text:span text:style-name="T9">)</text:span><text:span text:style-name="T6">;</text:span></text:p>
      <text:p text:style-name="P35"><text:span text:style-name="T5"><text:s text:c="4"/></text:span><text:span text:style-name="T6">if </text:span><text:span text:style-name="T9">(DEBUG_ERROR != </text:span><text:span text:style-name="T11">2</text:span><text:span text:style-name="T9">) {</text:span></text:p>
      <text:p text:style-name="P35"><text:s text:c="8"/><text:span text:style-name="T9">printError(</text:span><text:span text:style-name="T4">"Segundo test ha fallado."</text:span><text:span text:style-name="T9">)</text:span><text:span text:style-name="T6">;</text:span></text:p>
      <text:p text:style-name="P35"><text:span text:style-name="T5"><text:s text:c="8"/></text:span><text:span text:style-name="T9">allPasssed = </text:span><text:span text:style-name="T6">false;</text:span></text:p>
      <text:p text:style-name="P35"><text:span text:style-name="T5"><text:s text:c="4"/></text:span><text:span text:style-name="T9">}</text:span></text:p>
      <text:p text:style-name="P35"><text:s text:c="4"/><text:span text:style-name="T16">// Si hay un solo punto</text:span></text:p>
      <text:p text:style-name="P35"><text:span text:style-name="T15"><text:s text:c="4"/></text:span><text:span text:style-name="T9">DEBUG_ERROR = </text:span><text:span text:style-name="T11">0</text:span><text:span text:style-name="T6">;</text:span></text:p>
      <text:p text:style-name="P35"><text:span text:style-name="T5"><text:s text:c="4"/></text:span><text:span text:style-name="T9">readFile(</text:span><text:span text:style-name="T4">"files/puntos_single.txt"</text:span><text:span text:style-name="T9">)</text:span><text:span text:style-name="T6">;</text:span></text:p>
      <text:p text:style-name="P35"><text:span text:style-name="T5"><text:s text:c="4"/></text:span><text:span text:style-name="T6">if </text:span><text:span text:style-name="T9">(DEBUG_ERROR != </text:span><text:span text:style-name="T11">3</text:span><text:span text:style-name="T9">) {</text:span></text:p>
      <text:p text:style-name="P35"><text:s text:c="8"/><text:span text:style-name="T9">printError(</text:span><text:span text:style-name="T4">"Tercer test ha fallado."</text:span><text:span text:style-name="T9">)</text:span><text:span text:style-name="T6">;</text:span></text:p>
      <text:p text:style-name="P35"><text:span text:style-name="T5"><text:s text:c="8"/></text:span><text:span text:style-name="T9">allPasssed = </text:span><text:span text:style-name="T6">false;</text:span></text:p>
      <text:p text:style-name="P35"><text:span text:style-name="T5"><text:s text:c="4"/></text:span><text:span text:style-name="T9">}</text:span></text:p>
      <text:p text:style-name="P35"><text:s text:c="4"/><text:span text:style-name="T16">// Si no hay errores en la carga</text:span></text:p>
      <text:p text:style-name="P35"><text:span text:style-name="T15"><text:s text:c="4"/></text:span><text:span text:style-name="T9">DEBUG_ERROR = </text:span><text:span text:style-name="T11">0</text:span><text:span text:style-name="T6">;</text:span></text:p>
      <text:p text:style-name="P35"><text:span text:style-name="T5"><text:s text:c="4"/></text:span><text:span text:style-name="T14">std</text:span><text:span text:style-name="T9">::</text:span><text:span text:style-name="T14">vector</text:span><text:span text:style-name="T9">&lt;</text:span><text:span text:style-name="T14">Punto</text:span><text:span text:style-name="T9">&gt; puntos = readFile(</text:span><text:span text:style-name="T4">"files/puntos1.txt"</text:span><text:span text:style-name="T9">)</text:span><text:span text:style-name="T6">;</text:span></text:p>
      <text:p text:style-name="P35"><text:span text:style-name="T5"><text:s text:c="4"/></text:span><text:span text:style-name="T6">if </text:span><text:span text:style-name="T9">(DEBUG_ERROR != </text:span><text:span text:style-name="T11">0 </text:span><text:span text:style-name="T9">| puntos.at(</text:span><text:span text:style-name="T11">0</text:span><text:span text:style-name="T9">).</text:span><text:span text:style-name="T25">x </text:span><text:span text:style-name="T9">!= </text:span><text:span text:style-name="T11">0 </text:span><text:span text:style-name="T9">| puntos.at(</text:span><text:span text:style-name="T11">0</text:span><text:span text:style-name="T9">).</text:span><text:span text:style-name="T25">fx </text:span><text:span text:style-name="T9">!= -</text:span><text:span text:style-name="T11">5</text:span><text:span text:style-name="T9">) {</text:span></text:p>
      <text:p text:style-name="P35"><text:s text:c="8"/><text:span text:style-name="T9">printError(</text:span><text:span text:style-name="T4">"Cuarto test ha fallado."</text:span><text:span text:style-name="T9">)</text:span><text:span text:style-name="T6">;</text:span></text:p>
      <text:p text:style-name="P35"><text:span text:style-name="T5"><text:s text:c="8"/></text:span><text:span text:style-name="T9">allPasssed = </text:span><text:span text:style-name="T6">false;</text:span></text:p>
      <text:p text:style-name="P35"><text:span text:style-name="T5"><text:s text:c="4"/></text:span><text:span text:style-name="T9">}</text:span></text:p>
      <text:p text:style-name="P35"><text:s text:c="4"/><text:span text:style-name="T6">if </text:span><text:span text:style-name="T9">(allPasssed) {</text:span></text:p>
      <text:p text:style-name="P35"><text:s text:c="8"/><text:span text:style-name="T9">print(</text:span><text:span text:style-name="T4">"Todos los test pasados con éxito."</text:span><text:span text:style-name="T9">)</text:span><text:span text:style-name="T6">;</text:span></text:p>
      <text:p text:style-name="P35"><text:span text:style-name="T5"><text:s text:c="4"/></text:span><text:span text:style-name="T9">}</text:span></text:p>
      <text:p text:style-name="P32">}</text:p>
      <text:p text:style-name="P37">/*</text:p>
      <text:p text:style-name="P38"><text:s/><text:span text:style-name="T9">* Funcion principal del ejercicio 3.</text:span></text:p>
      <text:p text:style-name="P38"><text:s/><text:span text:style-name="T9">* - Interpolacion mediante el metodo de Newton de las diferencias divididas.</text:span></text:p>
      <text:p text:style-name="P38"><text:s/><text:span text:style-name="T9">*/</text:span></text:p>
      <text:p text:style-name="P32"><text:span text:style-name="T5">int </text:span><text:span text:style-name="T7">ejercicio3</text:span>(<text:span text:style-name="T5">bool </text:span>debug) {</text:p>
      <text:p text:style-name="P35"><text:s text:c="4"/><text:span text:style-name="T9">printBanner(</text:span><text:span text:style-name="T4">"EJERCICIO 3"</text:span><text:span text:style-name="T9">)</text:span><text:span text:style-name="T6">;</text:span></text:p>
      <text:p text:style-name="P35"><text:span text:style-name="T5"><text:s text:c="4"/></text:span><text:span text:style-name="T9">print(</text:span><text:span text:style-name="T4">"Interpolacion mediante el metodo de Newton de las diferencias divididas"</text:span><text:span text:style-name="T9">)</text:span><text:span text:style-name="T6">;</text:span></text:p>
      <text:p text:style-name="P35"><text:span text:style-name="T5"><text:s text:c="4"/></text:span><text:span text:style-name="T16">// se almacena en una variable global</text:span></text:p>
      <text:p text:style-name="P35"><text:span text:style-name="T15"><text:s text:c="4"/></text:span><text:span text:style-name="T9">DEBUG = debug</text:span><text:span text:style-name="T6">;</text:span></text:p>
      <text:p text:style-name="P35"><text:span text:style-name="T5"><text:s text:c="4"/></text:span><text:span text:style-name="T6">double </text:span><text:span text:style-name="T9">x</text:span><text:span text:style-name="T6">;</text:span></text:p>
      <text:p text:style-name="P35"><text:span text:style-name="T5"><text:s text:c="4"/></text:span><text:span text:style-name="T14">std</text:span><text:span text:style-name="T9">::</text:span><text:span text:style-name="T14">vector</text:span><text:span text:style-name="T9">&lt;</text:span><text:span text:style-name="T14">Punto</text:span><text:span text:style-name="T9">&gt; puntos</text:span><text:span text:style-name="T6">;</text:span></text:p>
      <text:p text:style-name="P35"><text:span text:style-name="T5"><text:s text:c="4"/></text:span><text:span text:style-name="T6">int </text:span><text:span text:style-name="T9">n</text:span><text:span text:style-name="T6">;</text:span></text:p>
      <text:p text:style-name="P35"><text:span text:style-name="T5"><text:s text:c="4"/></text:span><text:span text:style-name="T16">// Determinacion del fichero de entrada de puntos</text:span></text:p>
      <text:p text:style-name="P38"><text:s text:c="4"/><text:span text:style-name="T9">// Para la depuracion se cargan datos extraidos del libro 'Introducion al calculo numerico' Carlos Moreno p.128</text:span></text:p>
      <text:p text:style-name="P38"><text:s text:c="4"/><text:span text:style-name="T9">// En modo normal se pregunta al usuario cual de los ficheros de datos del enunciado desea cargar.</text:span></text:p>
      <text:p text:style-name="P38"><text:s text:c="4"/><text:span text:style-name="T9">// Al finalizar la carga se ordenan los datos.</text:span></text:p>
      <text:p text:style-name="P35"><text:span text:style-name="T15"><text:s text:c="4"/></text:span><text:span text:style-name="T24">string </text:span><text:span text:style-name="T9">filePath</text:span><text:span text:style-name="T6">;</text:span></text:p>
      <text:p text:style-name="P35"><text:span text:style-name="T5"><text:s text:c="4"/></text:span><text:span text:style-name="T6">if </text:span><text:span text:style-name="T9">(DEBUG) {</text:span></text:p>
      <text:p text:style-name="P35"><text:s text:c="8"/><text:span text:style-name="T9">runTests()</text:span><text:span text:style-name="T6">;</text:span></text:p>
      <text:p text:style-name="P35"><text:span text:style-name="T5"><text:s text:c="8"/></text:span><text:span text:style-name="T9">filePath </text:span><text:span text:style-name="T17">= </text:span><text:span text:style-name="T9">FILE_PATH_DEBUG</text:span><text:span text:style-name="T6">;</text:span></text:p>
      <text:p text:style-name="P35"><text:span text:style-name="T5"><text:s text:c="4"/></text:span><text:span text:style-name="T9">} </text:span><text:span text:style-name="T6">else </text:span><text:span text:style-name="T9">{</text:span></text:p>
      <text:p text:style-name="P35"><text:s text:c="8"/><text:span text:style-name="T9">filePath </text:span><text:span text:style-name="T17">= </text:span><text:span text:style-name="T9">askForInt(</text:span><text:span text:style-name="T4">"¿Que fichero de puntos desea cargar?</text:span><text:span text:style-name="T6">\n</text:span><text:span text:style-name="T4"> 1. Primero</text:span><text:span text:style-name="T6">\n</text:span><text:span text:style-name="T4"> 2. Segundo</text:span><text:span text:style-name="T6">\n</text:span><text:span text:style-name="T4">"</text:span><text:span text:style-name="T9">) == </text:span><text:span text:style-name="T11">1 </text:span><text:span text:style-name="T9">?</text:span></text:p>
      <text:p text:style-name="P35"><text:soft-page-break/><text:s text:c="19"/><text:span text:style-name="T9">FILE_PATH_1 : FILE_PATH_2</text:span><text:span text:style-name="T6">;</text:span></text:p>
      <text:p text:style-name="P35"><text:span text:style-name="T5"><text:s text:c="4"/></text:span><text:span text:style-name="T9">}</text:span></text:p>
      <text:p text:style-name="P35"><text:s text:c="4"/><text:span text:style-name="T9">puntos </text:span><text:span text:style-name="T17">= </text:span><text:span text:style-name="T9">readFile(filePath)</text:span><text:span text:style-name="T6">;</text:span></text:p>
      <text:p text:style-name="P35"><text:span text:style-name="T5"><text:s text:c="4"/></text:span><text:span text:style-name="T9">sort(puntos.begin()</text:span><text:span text:style-name="T6">, </text:span><text:span text:style-name="T9">puntos.end()</text:span><text:span text:style-name="T6">, </text:span><text:span text:style-name="T9">[](</text:span><text:span text:style-name="T14">Punto </text:span><text:span text:style-name="T9">&amp;p1</text:span><text:span text:style-name="T6">, </text:span><text:span text:style-name="T14">Punto </text:span><text:span text:style-name="T9">&amp;p2) { </text:span><text:span text:style-name="T6">return </text:span><text:span text:style-name="T9">p1.</text:span><text:span text:style-name="T25">x </text:span><text:span text:style-name="T9">&lt; p2.</text:span><text:span text:style-name="T25">x</text:span><text:span text:style-name="T6">; </text:span><text:span text:style-name="T9">})</text:span><text:span text:style-name="T6">;</text:span></text:p>
      <text:p text:style-name="P35"><text:span text:style-name="T5"><text:s text:c="4"/></text:span><text:span text:style-name="T16">// Se carga el valor de x del punto que se desea interpolar y se comprueba que pertenece al dominio.</text:span></text:p>
      <text:p text:style-name="P35"><text:span text:style-name="T15"><text:s text:c="4"/></text:span><text:span text:style-name="T9">x = DEBUG ? </text:span><text:span text:style-name="T11">0.55 </text:span><text:span text:style-name="T9">: </text:span><text:span text:style-name="T11">0.5</text:span><text:span text:style-name="T6">;</text:span></text:p>
      <text:p text:style-name="P35"><text:span text:style-name="T5"><text:s text:c="4"/></text:span><text:span text:style-name="T6">if </text:span><text:span text:style-name="T9">(x &lt; puntos.at(</text:span><text:span text:style-name="T11">0</text:span><text:span text:style-name="T9">).</text:span><text:span text:style-name="T25">x </text:span><text:span text:style-name="T9">| x &gt; puntos.at(puntos.size() - </text:span><text:span text:style-name="T11">1</text:span><text:span text:style-name="T9">).</text:span><text:span text:style-name="T25">x</text:span><text:span text:style-name="T9">) {</text:span></text:p>
      <text:p text:style-name="P35"><text:s text:c="8"/><text:span text:style-name="T9">printError(</text:span><text:span text:style-name="T4">"El valor no está en el dominio de los puntos definidos en fichero."</text:span><text:span text:style-name="T9">)</text:span><text:span text:style-name="T6">;</text:span></text:p>
      <text:p text:style-name="P35"><text:span text:style-name="T5"><text:s text:c="8"/></text:span><text:span text:style-name="T9">exit(</text:span><text:span text:style-name="T21">EXIT_FAILURE</text:span><text:span text:style-name="T9">)</text:span><text:span text:style-name="T6">;</text:span></text:p>
      <text:p text:style-name="P35"><text:span text:style-name="T5"><text:s text:c="4"/></text:span><text:span text:style-name="T9">}</text:span></text:p>
      <text:p text:style-name="P35"><text:s text:c="4"/><text:span text:style-name="T16">// Orden del polinomio de interpolacion</text:span></text:p>
      <text:p text:style-name="P35"><text:span text:style-name="T15"><text:s text:c="4"/></text:span><text:span text:style-name="T9">n = puntos.size() - </text:span><text:span text:style-name="T11">1</text:span><text:span text:style-name="T6">;</text:span></text:p>
      <text:p text:style-name="P35"><text:span text:style-name="T5"><text:s text:c="4"/></text:span><text:span text:style-name="T16">// Implementacion del metodo de diferencias divididas</text:span></text:p>
      <text:p text:style-name="P35"><text:span text:style-name="T15"><text:s text:c="4"/></text:span><text:span text:style-name="T6">double </text:span><text:span text:style-name="T9">diff_div[n + </text:span><text:span text:style-name="T11">1</text:span><text:span text:style-name="T9">][n + </text:span><text:span text:style-name="T11">2</text:span><text:span text:style-name="T9">]</text:span><text:span text:style-name="T6">;</text:span></text:p>
      <text:p text:style-name="P35"><text:span text:style-name="T5"><text:s text:c="4"/></text:span><text:span text:style-name="T16">// - relleno las dos primeras columnas</text:span></text:p>
      <text:p text:style-name="P35"><text:span text:style-name="T15"><text:s text:c="4"/></text:span><text:span text:style-name="T6">for </text:span><text:span text:style-name="T9">(</text:span><text:span text:style-name="T6">int </text:span><text:span text:style-name="T9">i = </text:span><text:span text:style-name="T11">0</text:span><text:span text:style-name="T6">; </text:span><text:span text:style-name="T9">i &lt;= n</text:span><text:span text:style-name="T6">; </text:span><text:span text:style-name="T9">i++) {</text:span></text:p>
      <text:p text:style-name="P35"><text:s text:c="8"/><text:span text:style-name="T9">diff_div[i][</text:span><text:span text:style-name="T11">0</text:span><text:span text:style-name="T9">] = puntos.at(i).</text:span><text:span text:style-name="T25">x</text:span><text:span text:style-name="T6">;</text:span></text:p>
      <text:p text:style-name="P35"><text:span text:style-name="T5"><text:s text:c="8"/></text:span><text:span text:style-name="T9">diff_div[i][</text:span><text:span text:style-name="T11">1</text:span><text:span text:style-name="T9">] = puntos.at(i).</text:span><text:span text:style-name="T25">fx</text:span><text:span text:style-name="T6">;</text:span></text:p>
      <text:p text:style-name="P35"><text:span text:style-name="T5"><text:s text:c="4"/></text:span><text:span text:style-name="T9">}</text:span></text:p>
      <text:p text:style-name="P35"><text:s text:c="4"/><text:span text:style-name="T16">// - relleno la tabla de diferencias divididas</text:span></text:p>
      <text:p text:style-name="P35"><text:span text:style-name="T15"><text:s text:c="4"/></text:span><text:span text:style-name="T6">for </text:span><text:span text:style-name="T9">(</text:span><text:span text:style-name="T6">int </text:span><text:span text:style-name="T9">j = </text:span><text:span text:style-name="T11">2</text:span><text:span text:style-name="T6">; </text:span><text:span text:style-name="T9">j &lt;= n + </text:span><text:span text:style-name="T11">1</text:span><text:span text:style-name="T6">; </text:span><text:span text:style-name="T9">j++) {</text:span></text:p>
      <text:p text:style-name="P35"><text:s text:c="8"/><text:span text:style-name="T6">for </text:span><text:span text:style-name="T9">(</text:span><text:span text:style-name="T6">int </text:span><text:span text:style-name="T9">i = </text:span><text:span text:style-name="T11">0</text:span><text:span text:style-name="T6">; </text:span><text:span text:style-name="T9">i &lt;= n</text:span><text:span text:style-name="T6">; </text:span><text:span text:style-name="T9">i++) {</text:span></text:p>
      <text:p text:style-name="P35"><text:s text:c="12"/><text:span text:style-name="T9">diff_div[i][j] = (diff_div[i + </text:span><text:span text:style-name="T11">1</text:span><text:span text:style-name="T9">][j - </text:span><text:span text:style-name="T11">1</text:span><text:span text:style-name="T9">] - diff_div[i][j - </text:span><text:span text:style-name="T11">1</text:span><text:span text:style-name="T9">]) / (diff_div[i + j - </text:span><text:span text:style-name="T11">1</text:span><text:span text:style-name="T9">][</text:span><text:span text:style-name="T11">0</text:span><text:span text:style-name="T9">] - diff_div[i][</text:span><text:span text:style-name="T11">0</text:span><text:span text:style-name="T9">])</text:span><text:span text:style-name="T6">;</text:span></text:p>
      <text:p text:style-name="P35"><text:span text:style-name="T5"><text:s text:c="8"/></text:span><text:span text:style-name="T9">}</text:span></text:p>
      <text:p text:style-name="P35"><text:s text:c="4"/><text:span text:style-name="T9">}</text:span></text:p>
      <text:p text:style-name="P35"><text:s text:c="4"/><text:span text:style-name="T16">// Muestra la tabla de diferencias divididas</text:span></text:p>
      <text:p text:style-name="P35"><text:span text:style-name="T15"><text:s text:c="4"/></text:span><text:span text:style-name="T9">print(</text:span><text:span text:style-name="T4">"Tabla de diferencias divididas:"</text:span><text:span text:style-name="T9">)</text:span><text:span text:style-name="T6">;</text:span></text:p>
      <text:p text:style-name="P35"><text:span text:style-name="T5"><text:s text:c="4"/></text:span><text:span text:style-name="T9">setPrecision(</text:span><text:span text:style-name="T11">3</text:span><text:span text:style-name="T9">)</text:span><text:span text:style-name="T6">;</text:span></text:p>
      <text:p text:style-name="P35"><text:span text:style-name="T5"><text:s text:c="4"/></text:span><text:span text:style-name="T6">for </text:span><text:span text:style-name="T9">(</text:span><text:span text:style-name="T6">int </text:span><text:span text:style-name="T9">i = </text:span><text:span text:style-name="T11">0</text:span><text:span text:style-name="T6">; </text:span><text:span text:style-name="T9">i &lt;= n</text:span><text:span text:style-name="T6">; </text:span><text:span text:style-name="T9">i++) {</text:span></text:p>
      <text:p text:style-name="P35"><text:s text:c="8"/><text:span text:style-name="T6">for </text:span><text:span text:style-name="T9">(</text:span><text:span text:style-name="T6">int </text:span><text:span text:style-name="T9">j = </text:span><text:span text:style-name="T11">0</text:span><text:span text:style-name="T6">; </text:span><text:span text:style-name="T9">j &lt;= n + </text:span><text:span text:style-name="T11">1</text:span><text:span text:style-name="T6">; </text:span><text:span text:style-name="T9">j++) {</text:span></text:p>
      <text:p text:style-name="P35"><text:s text:c="12"/><text:span text:style-name="T6">if </text:span><text:span text:style-name="T9">(j &lt; </text:span><text:span text:style-name="T11">2 </text:span><text:span text:style-name="T9">| j &lt; n - i + </text:span><text:span text:style-name="T11">2</text:span><text:span text:style-name="T9">)</text:span></text:p>
      <text:p text:style-name="P35"><text:s text:c="16"/><text:span text:style-name="T9">cout </text:span><text:span text:style-name="T17">&lt;&lt; </text:span><text:span text:style-name="T9">diff_div[i][j] </text:span><text:span text:style-name="T17">&lt;&lt; </text:span><text:span text:style-name="T4">"</text:span><text:span text:style-name="T6">\t</text:span><text:span text:style-name="T4">"</text:span><text:span text:style-name="T6">;</text:span></text:p>
      <text:p text:style-name="P35"><text:span text:style-name="T5"><text:s text:c="8"/></text:span><text:span text:style-name="T9">}</text:span></text:p>
      <text:p text:style-name="P35"><text:s text:c="8"/><text:span text:style-name="T9">cout </text:span><text:span text:style-name="T17">&lt;&lt; </text:span><text:span text:style-name="T4">"</text:span><text:span text:style-name="T6">\n</text:span><text:span text:style-name="T4">"</text:span><text:span text:style-name="T6">;</text:span></text:p>
      <text:p text:style-name="P35"><text:span text:style-name="T5"><text:s text:c="4"/></text:span><text:span text:style-name="T9">}</text:span></text:p>
      <text:p text:style-name="P35"><text:s text:c="4"/><text:span text:style-name="T9">cout </text:span><text:span text:style-name="T17">&lt;&lt; </text:span><text:span text:style-name="T9">endl</text:span><text:span text:style-name="T6">;</text:span></text:p>
      <text:p text:style-name="P35"><text:span text:style-name="T5"><text:s text:c="4"/></text:span><text:span text:style-name="T16">// Evaluacion del polinomio de interpolacion.</text:span></text:p>
      <text:p text:style-name="P38"><text:s text:c="4"/><text:span text:style-name="T9">// En modo pruebas muestra el polinomio</text:span></text:p>
      <text:p text:style-name="P35"><text:span text:style-name="T15"><text:s text:c="4"/></text:span><text:span text:style-name="T9">cout </text:span><text:span text:style-name="T17">&lt;&lt; </text:span><text:span text:style-name="T4">"Evaluando polinomio de interpolacion para x = " </text:span><text:span text:style-name="T17">&lt;&lt; </text:span><text:span text:style-name="T9">x</text:span><text:span text:style-name="T6">;</text:span></text:p>
      <text:p text:style-name="P35"><text:span text:style-name="T5"><text:s text:c="4"/></text:span><text:span text:style-name="T6">double </text:span><text:span text:style-name="T9">interpolatedValue = diff_div[</text:span><text:span text:style-name="T11">0</text:span><text:span text:style-name="T9">][</text:span><text:span text:style-name="T11">1</text:span><text:span text:style-name="T9">]</text:span><text:span text:style-name="T6">;</text:span></text:p>
      <text:p text:style-name="P35"><text:span text:style-name="T5"><text:s text:c="4"/></text:span><text:span text:style-name="T6">if </text:span><text:span text:style-name="T9">(DEBUG) cout </text:span><text:span text:style-name="T17">&lt;&lt; </text:span><text:span text:style-name="T4">"</text:span><text:span text:style-name="T6">\n</text:span><text:span text:style-name="T4">" </text:span><text:span text:style-name="T17">&lt;&lt; </text:span><text:span text:style-name="T9">interpolatedValue</text:span><text:span text:style-name="T6">;</text:span></text:p>
      <text:p text:style-name="P35"><text:span text:style-name="T5"><text:s text:c="4"/></text:span><text:span text:style-name="T6">for </text:span><text:span text:style-name="T9">(</text:span><text:span text:style-name="T6">int </text:span><text:span text:style-name="T9">j = </text:span><text:span text:style-name="T11">2</text:span><text:span text:style-name="T6">; </text:span><text:span text:style-name="T9">j &lt;= n + </text:span><text:span text:style-name="T11">1</text:span><text:span text:style-name="T6">; </text:span><text:span text:style-name="T9">j++) {</text:span></text:p>
      <text:p text:style-name="P35"><text:s text:c="8"/><text:span text:style-name="T6">double </text:span><text:span text:style-name="T9">productTerm = </text:span><text:span text:style-name="T11">1</text:span><text:span text:style-name="T6">;</text:span></text:p>
      <text:p text:style-name="P35"><text:span text:style-name="T5"><text:s text:c="8"/></text:span><text:span text:style-name="T6">if </text:span><text:span text:style-name="T9">(DEBUG) {</text:span></text:p>
      <text:p text:style-name="P35"><text:s text:c="12"/><text:span text:style-name="T6">if </text:span><text:span text:style-name="T9">(diff_div[</text:span><text:span text:style-name="T11">0</text:span><text:span text:style-name="T9">][j] &gt; </text:span><text:span text:style-name="T11">0</text:span><text:span text:style-name="T9">) cout </text:span><text:span text:style-name="T17">&lt;&lt; </text:span><text:span text:style-name="T4">"+"</text:span><text:span text:style-name="T6">;</text:span></text:p>
      <text:p text:style-name="P35"><text:span text:style-name="T5"><text:s text:c="12"/></text:span><text:span text:style-name="T9">cout </text:span><text:span text:style-name="T17">&lt;&lt; </text:span><text:span text:style-name="T9">diff_div[</text:span><text:span text:style-name="T11">0</text:span><text:span text:style-name="T9">][j] </text:span><text:span text:style-name="T17">&lt;&lt; </text:span><text:span text:style-name="T4">" * "</text:span><text:span text:style-name="T6">;</text:span></text:p>
      <text:p text:style-name="P35"><text:span text:style-name="T5"><text:s text:c="8"/></text:span><text:span text:style-name="T9">}</text:span></text:p>
      <text:p text:style-name="P35"><text:s text:c="8"/><text:span text:style-name="T6">for </text:span><text:span text:style-name="T9">(</text:span><text:span text:style-name="T6">int </text:span><text:span text:style-name="T9">i = </text:span><text:span text:style-name="T11">0</text:span><text:span text:style-name="T6">; </text:span><text:span text:style-name="T9">i &lt; j - </text:span><text:span text:style-name="T11">1</text:span><text:span text:style-name="T6">; </text:span><text:span text:style-name="T9">i++) {</text:span></text:p>
      <text:p text:style-name="P35"><text:s text:c="12"/><text:span text:style-name="T6">if </text:span><text:span text:style-name="T9">(DEBUG) cout </text:span><text:span text:style-name="T17">&lt;&lt; </text:span><text:span text:style-name="T9">setprecision(</text:span><text:span text:style-name="T11">2</text:span><text:span text:style-name="T9">) </text:span><text:span text:style-name="T17">&lt;&lt; </text:span><text:span text:style-name="T4">"(x - " </text:span><text:span text:style-name="T17">&lt;&lt; </text:span><text:span text:style-name="T9">diff_div[i][</text:span><text:span text:style-name="T11">0</text:span><text:span text:style-name="T9">] </text:span><text:span text:style-name="T17">&lt;&lt; </text:span><text:span text:style-name="T4">") "</text:span><text:span text:style-name="T6">;</text:span></text:p>
      <text:p text:style-name="P35"><text:span text:style-name="T5"><text:s text:c="12"/></text:span><text:span text:style-name="T9">productTerm = productTerm * (x - diff_div[i][</text:span><text:span text:style-name="T11">0</text:span><text:span text:style-name="T9">])</text:span><text:span text:style-name="T6">;</text:span></text:p>
      <text:p text:style-name="P35"><text:span text:style-name="T5"><text:s text:c="8"/></text:span><text:span text:style-name="T9">}</text:span></text:p>
      <text:p text:style-name="P35"><text:s text:c="8"/><text:span text:style-name="T9">interpolatedValue = interpolatedValue + (productTerm * diff_div[</text:span><text:span text:style-name="T11">0</text:span><text:span text:style-name="T9">][j])</text:span><text:span text:style-name="T6">;</text:span></text:p>
      <text:p text:style-name="P35"><text:span text:style-name="T5"><text:s text:c="4"/></text:span><text:span text:style-name="T9">}</text:span></text:p>
      <text:p text:style-name="P35"><text:soft-page-break/><text:s text:c="4"/><text:span text:style-name="T9">cout </text:span><text:span text:style-name="T17">&lt;&lt; </text:span><text:span text:style-name="T9">endl </text:span><text:span text:style-name="T17">&lt;&lt; </text:span><text:span text:style-name="T9">endl</text:span><text:span text:style-name="T6">;</text:span></text:p>
      <text:p text:style-name="P35"><text:span text:style-name="T5"><text:s text:c="4"/></text:span><text:span text:style-name="T16">// Muestra el valor interpolado</text:span></text:p>
      <text:p text:style-name="P35"><text:span text:style-name="T15"><text:s text:c="4"/></text:span><text:span text:style-name="T9">print(</text:span><text:span text:style-name="T4">"Resultado de la evaluacion:"</text:span><text:span text:style-name="T9">)</text:span><text:span text:style-name="T6">;</text:span></text:p>
      <text:p text:style-name="P35"><text:span text:style-name="T5"><text:s text:c="4"/></text:span><text:span text:style-name="T9">setPrecision(</text:span><text:span text:style-name="T11">3</text:span><text:span text:style-name="T9">)</text:span><text:span text:style-name="T6">;</text:span></text:p>
      <text:p text:style-name="P35"><text:span text:style-name="T5"><text:s text:c="4"/></text:span><text:span text:style-name="T9">cout </text:span><text:span text:style-name="T17">&lt;&lt; </text:span><text:span text:style-name="T4">"f(" </text:span><text:span text:style-name="T17">&lt;&lt; </text:span><text:span text:style-name="T9">x </text:span><text:span text:style-name="T17">&lt;&lt; </text:span><text:span text:style-name="T4">") = " </text:span><text:span text:style-name="T17">&lt;&lt; </text:span><text:span text:style-name="T9">interpolatedValue </text:span><text:span text:style-name="T17">&lt;&lt; </text:span><text:span text:style-name="T9">endl</text:span><text:span text:style-name="T6">;</text:span></text:p>
      <text:p text:style-name="P35"><text:span text:style-name="T5"><text:s text:c="4"/></text:span><text:span text:style-name="T6">if </text:span><text:span text:style-name="T9">(DEBUG) {</text:span></text:p>
      <text:p text:style-name="P35"><text:s text:c="8"/><text:span text:style-name="T9">printResult(areEqual(interpolatedValue</text:span><text:span text:style-name="T6">, </text:span><text:span text:style-name="T11">1.28535156</text:span><text:span text:style-name="T9">))</text:span><text:span text:style-name="T6">;</text:span></text:p>
      <text:p text:style-name="P35"><text:span text:style-name="T5"><text:s text:c="4"/></text:span><text:span text:style-name="T9">}</text:span></text:p>
      <text:p text:style-name="P35"><text:s text:c="4"/><text:span text:style-name="T6">return </text:span><text:span text:style-name="T11">0</text:span><text:span text:style-name="T6">;</text:span></text:p>
      <text:p text:style-name="P40">}</text:p>
      <text:p text:style-name="P17"/>
      <text:h text:style-name="P28" text:outline-level="2"><text:bookmark-start text:name="__RefHeading___Toc257_1248608979"/>Testado<text:bookmark-end text:name="__RefHeading___Toc257_1248608979"/></text:h>
      <text:p text:style-name="P21">Para testar las funcionalidades requeridas se ejecutan una serie de tests dentro de la función runTest(). Si alguna de las funcionalidades no se cumple se muestra</text:p>
      <text:p text:style-name="P21">Para testar el cálculo final se carga un fichero con los datos del ejercicio descrito en [1] p.128. El resultado debe ser igual al del resultado del ejercicio.</text:p>
      <text:h text:style-name="P5" text:outline-level="1"><text:bookmark-start text:name="__RefHeading___Toc259_1248608979"/>Ejercicio 4<text:bookmark-end text:name="__RefHeading___Toc259_1248608979"/></text:h>
      <text:p text:style-name="P22">Para la implementación se emplea un vector para los nombres y una clase llamada Grafo para la información del grafo, empleando listas de adyacencia de cada uno de los vértices (almacenando cada vértice como un entero que se asocia con su nombre en el vector vertices). <text:span text:style-name="T28">La solución está basada en [2].</text:span></text:p>
      <text:h text:style-name="P28" text:outline-level="2"><text:bookmark-start text:name="__RefHeading___Toc261_1248608979"/>Salida en modo normal<text:bookmark-end text:name="__RefHeading___Toc261_1248608979"/></text:h>
      <text:p text:style-name="P22">No es necesaria la interacción por parte del usuario. Si se desea cargar otro grafo, se deberán modificar directamente los ficheros files/vertices.txt y files/arcos.txt.</text:p>
      <text:p text:style-name="P22"/>
      <text:p text:style-name="console">***************</text:p>
      <text:p text:style-name="console">* EJERCICIO 4 *</text:p>
      <text:p text:style-name="console">***************</text:p>
      <text:p text:style-name="console">Representacion de grafo no dirigido.</text:p>
      <text:p text:style-name="console"/>
      <text:p text:style-name="console">1e4 : </text:p>
      <text:p text:style-name="console">2k1 : 3 </text:p>
      <text:p text:style-name="console">3 : 2k1 3Ab </text:p>
      <text:p text:style-name="console">3Ab : 3 </text:p>
      <text:p text:style-name="console">A : e4 A A </text:p>
      <text:p text:style-name="console"><text:soft-page-break/>E4 : E4 E4 </text:p>
      <text:p text:style-name="console">aR12 : e3 </text:p>
      <text:p text:style-name="console">e1 : e2 e1 e1 e3 </text:p>
      <text:p text:style-name="console">e2 : e1 e3 </text:p>
      <text:p text:style-name="console">e3 : e1 e4 e2 aR12 </text:p>
      <text:p text:style-name="console">e4 : e3 A </text:p>
      <text:h text:style-name="P28" text:outline-level="2"><text:bookmark-start text:name="__RefHeading___Toc263_1248608979"/>Salida en modo depuración<text:bookmark-end text:name="__RefHeading___Toc263_1248608979"/></text:h>
      <text:p text:style-name="P22">La salida difiere del normal en la última linea, en la que se muestra si el resultado es correcto o no.</text:p>
      <text:p text:style-name="console">***************</text:p>
      <text:p text:style-name="console">* EJERCICIO 4 *</text:p>
      <text:p text:style-name="console">***************</text:p>
      <text:p text:style-name="console">Representacion de grafo no dirigido.</text:p>
      <text:p text:style-name="console"/>
      <text:p text:style-name="console">1e4 : </text:p>
      <text:p text:style-name="console">2k1 : 3 </text:p>
      <text:p text:style-name="console">3 : 2k1 3Ab </text:p>
      <text:p text:style-name="console">3Ab : 3 </text:p>
      <text:p text:style-name="console">A : e4 A A </text:p>
      <text:p text:style-name="console">E4 : E4 E4 </text:p>
      <text:p text:style-name="console">aR12 : e3 </text:p>
      <text:p text:style-name="console">e1 : e2 e1 e1 e3 </text:p>
      <text:p text:style-name="console">e2 : e1 e3 </text:p>
      <text:p text:style-name="console">e3 : e1 e4 e2 aR12 </text:p>
      <text:p text:style-name="console">e4 : e3 A </text:p>
      <text:p text:style-name="console"/>
      <text:p text:style-name="console">resultado correcto</text:p>
      <text:h text:style-name="P28" text:outline-level="2"><text:bookmark-start text:name="__RefHeading___Toc265_1248608979"/>Código<text:bookmark-end text:name="__RefHeading___Toc265_1248608979"/></text:h>
      <text:p text:style-name="P22">La función principal es ejercicio4, el resto son funciones auxiliares.</text:p>
      <text:p text:style-name="P34"><text:span text:style-name="T2">#include </text:span><text:span text:style-name="T3">&lt;iostream&gt;</text:span></text:p>
      <text:p text:style-name="P32"><text:span text:style-name="T2">#include </text:span><text:span text:style-name="T3">&lt;vector&gt;</text:span></text:p>
      <text:p text:style-name="P32"><text:span text:style-name="T2">#include </text:span><text:span text:style-name="T3">&lt;cmath&gt;</text:span></text:p>
      <text:p text:style-name="P32"><text:span text:style-name="T2">#include </text:span><text:span text:style-name="T3">&lt;fstream&gt;</text:span></text:p>
      <text:p text:style-name="P32"><text:span text:style-name="T2">#include </text:span><text:span text:style-name="T3">&lt;sstream&gt;</text:span></text:p>
      <text:p text:style-name="P32"><text:span text:style-name="T2">#include </text:span><text:span text:style-name="T3">&lt;algorithm&gt;</text:span></text:p>
      <text:p text:style-name="P32"><text:soft-page-break/><text:span text:style-name="T2">#include </text:span><text:span text:style-name="T3">"ejercicio1.h"</text:span></text:p>
      <text:p text:style-name="P32"><text:span text:style-name="T2">#include </text:span><text:span text:style-name="T3">"utils.h"</text:span></text:p>
      <text:p text:style-name="P32"><text:span text:style-name="T5">using namespace </text:span><text:span text:style-name="T13">std</text:span><text:span text:style-name="T5">;</text:span></text:p>
      <text:p text:style-name="P32"><text:span text:style-name="T23">string </text:span>FILE_PATH_EDGES = <text:span text:style-name="T3">"files/arcos.txt"</text:span><text:span text:style-name="T5">;</text:span></text:p>
      <text:p text:style-name="P32"><text:span text:style-name="T23">string </text:span>FILE_PATH_VERTICES = <text:span text:style-name="T3">"files/vertices.txt"</text:span><text:span text:style-name="T5">;</text:span></text:p>
      <text:p text:style-name="P37">// Estructura del arco que une los vertices</text:p>
      <text:p text:style-name="P32"><text:span text:style-name="T5">struct </text:span><text:span text:style-name="T13">Arco </text:span>{</text:p>
      <text:p text:style-name="P35"><text:s text:c="4"/><text:span text:style-name="T6">int </text:span><text:span text:style-name="T25">src</text:span><text:span text:style-name="T6">, </text:span><text:span text:style-name="T25">dest</text:span><text:span text:style-name="T6">;</text:span></text:p>
      <text:p text:style-name="P32">}<text:span text:style-name="T5">;</text:span></text:p>
      <text:p text:style-name="P37">// Vectores para almacenar vertices y arcos</text:p>
      <text:p text:style-name="P32"><text:span text:style-name="T13">vector</text:span>&lt;<text:span text:style-name="T23">string</text:span>&gt; vertices<text:span text:style-name="T5">;</text:span></text:p>
      <text:p text:style-name="P32"><text:span text:style-name="T13">vector</text:span>&lt;<text:span text:style-name="T13">Arco</text:span>&gt; arcos<text:span text:style-name="T5">;</text:span></text:p>
      <text:p text:style-name="P37">// Implementacion del grafo, mediante listas de adyacencia de enteros.</text:p>
      <text:p text:style-name="P32"><text:span text:style-name="T5">class </text:span><text:span text:style-name="T13">Grafo </text:span>{</text:p>
      <text:p text:style-name="P32"><text:span text:style-name="T5">public</text:span>:</text:p>
      <text:p text:style-name="P35"><text:s text:c="4"/><text:span text:style-name="T14">vector</text:span><text:span text:style-name="T9">&lt;</text:span><text:span text:style-name="T14">vector</text:span><text:span text:style-name="T9">&lt;</text:span><text:span text:style-name="T6">int</text:span><text:span text:style-name="T9">&gt;&gt; </text:span><text:span text:style-name="T25">adjList</text:span><text:span text:style-name="T6">;</text:span></text:p>
      <text:p text:style-name="P35"><text:span text:style-name="T5"><text:s text:c="4"/></text:span><text:span text:style-name="T16">// Constructor para vector de arcos y numero de vertices</text:span></text:p>
      <text:p text:style-name="P35"><text:span text:style-name="T15"><text:s text:c="4"/></text:span><text:span text:style-name="T8">Grafo</text:span><text:span text:style-name="T9">(</text:span><text:span text:style-name="T14">vector</text:span><text:span text:style-name="T9">&lt;</text:span><text:span text:style-name="T14">Arco</text:span><text:span text:style-name="T9">&gt; </text:span><text:span text:style-name="T6">const </text:span><text:span text:style-name="T9">&amp;arcos</text:span><text:span text:style-name="T6">, int </text:span><text:span text:style-name="T9">N) {</text:span></text:p>
      <text:p text:style-name="P35"><text:s text:c="8"/><text:span text:style-name="T25">adjList</text:span><text:span text:style-name="T9">.resize(N)</text:span><text:span text:style-name="T6">;</text:span></text:p>
      <text:p text:style-name="P35"><text:span text:style-name="T5"><text:s text:c="8"/></text:span><text:span text:style-name="T16">// Asociacion de vertices en ambas direcciones</text:span></text:p>
      <text:p text:style-name="P35"><text:span text:style-name="T15"><text:s text:c="8"/></text:span><text:span text:style-name="T6">for </text:span><text:span text:style-name="T9">(</text:span><text:span text:style-name="T6">auto </text:span><text:span text:style-name="T9">&amp;arco: arcos) {</text:span></text:p>
      <text:p text:style-name="P35"><text:s text:c="12"/><text:span text:style-name="T25">adjList</text:span><text:span text:style-name="T17">[</text:span><text:span text:style-name="T9">arco.</text:span><text:span text:style-name="T25">src</text:span><text:span text:style-name="T17">]</text:span><text:span text:style-name="T9">.push_back(arco.</text:span><text:span text:style-name="T25">dest</text:span><text:span text:style-name="T9">)</text:span><text:span text:style-name="T6">;</text:span></text:p>
      <text:p text:style-name="P35"><text:span text:style-name="T5"><text:s text:c="12"/></text:span><text:span text:style-name="T25">adjList</text:span><text:span text:style-name="T17">[</text:span><text:span text:style-name="T9">arco.</text:span><text:span text:style-name="T25">dest</text:span><text:span text:style-name="T17">]</text:span><text:span text:style-name="T9">.push_back(arco.</text:span><text:span text:style-name="T25">src</text:span><text:span text:style-name="T9">)</text:span><text:span text:style-name="T6">;</text:span></text:p>
      <text:p text:style-name="P35"><text:span text:style-name="T5"><text:s text:c="8"/></text:span><text:span text:style-name="T9">}</text:span></text:p>
      <text:p text:style-name="P35"><text:s text:c="4"/><text:span text:style-name="T9">}</text:span></text:p>
      <text:p text:style-name="P32">}<text:span text:style-name="T5">;</text:span></text:p>
      <text:p text:style-name="P37">/*</text:p>
      <text:p text:style-name="P38"><text:s/><text:span text:style-name="T9">* Muestra el grafo</text:span></text:p>
      <text:p text:style-name="P38"><text:s/><text:span text:style-name="T9">*/</text:span></text:p>
      <text:p text:style-name="P32"><text:span text:style-name="T5">void </text:span><text:span text:style-name="T7">printGraph</text:span>(<text:span text:style-name="T13">Grafo </text:span><text:span text:style-name="T5">const </text:span>&amp;grafo<text:span text:style-name="T5">, int </text:span>N) {</text:p>
      <text:p text:style-name="P35"><text:s text:c="4"/><text:span text:style-name="T6">for </text:span><text:span text:style-name="T9">(</text:span><text:span text:style-name="T6">int </text:span><text:span text:style-name="T9">i = </text:span><text:span text:style-name="T11">0</text:span><text:span text:style-name="T6">; </text:span><text:span text:style-name="T9">i &lt; N</text:span><text:span text:style-name="T6">; </text:span><text:span text:style-name="T9">i++) {</text:span></text:p>
      <text:p text:style-name="P35"><text:s text:c="8"/><text:span text:style-name="T9">cout </text:span><text:span text:style-name="T17">&lt;&lt; </text:span><text:span text:style-name="T9">vertices.at(i) </text:span><text:span text:style-name="T17">&lt;&lt; </text:span><text:span text:style-name="T4">" : "</text:span><text:span text:style-name="T6">;</text:span></text:p>
      <text:p text:style-name="P35"><text:span text:style-name="T5"><text:s text:c="8"/></text:span><text:span text:style-name="T6">for </text:span><text:span text:style-name="T9">(</text:span><text:span text:style-name="T6">int </text:span><text:span text:style-name="T9">v : grafo.</text:span><text:span text:style-name="T25">adjList</text:span><text:span text:style-name="T17">[</text:span><text:span text:style-name="T9">i</text:span><text:span text:style-name="T17">]</text:span><text:span text:style-name="T9">)</text:span></text:p>
      <text:p text:style-name="P35"><text:s text:c="12"/><text:span text:style-name="T9">cout </text:span><text:span text:style-name="T17">&lt;&lt; </text:span><text:span text:style-name="T9">vertices.at(v) </text:span><text:span text:style-name="T17">&lt;&lt; </text:span><text:span text:style-name="T4">" "</text:span><text:span text:style-name="T6">;</text:span></text:p>
      <text:p text:style-name="P35"><text:span text:style-name="T5"><text:s text:c="8"/></text:span><text:span text:style-name="T9">cout </text:span><text:span text:style-name="T17">&lt;&lt; </text:span><text:span text:style-name="T9">endl</text:span><text:span text:style-name="T6">;</text:span></text:p>
      <text:p text:style-name="P35"><text:span text:style-name="T5"><text:s text:c="4"/></text:span><text:span text:style-name="T9">}</text:span></text:p>
      <text:p text:style-name="P32">}</text:p>
      <text:p text:style-name="P37">/*</text:p>
      <text:p text:style-name="P38"><text:s/><text:span text:style-name="T9">* Carga del fichero de vertices.</text:span></text:p>
      <text:p text:style-name="P38"><text:s/><text:span text:style-name="T9">* Los nombres de los vertices se almacenan en un vector que permite asociar</text:span></text:p>
      <text:p text:style-name="P38"><text:s/><text:span text:style-name="T9">* la cadena del nombre con el entero que representa al vertice en el grafo.</text:span></text:p>
      <text:p text:style-name="P38"><text:s/><text:span text:style-name="T9">*/</text:span></text:p>
      <text:p text:style-name="P32"><text:span text:style-name="T13">vector</text:span>&lt;<text:span text:style-name="T23">string</text:span>&gt; <text:span text:style-name="T7">readVertices</text:span>() {</text:p>
      <text:p text:style-name="P35"><text:s text:c="4"/><text:span text:style-name="T14">std</text:span><text:span text:style-name="T9">::</text:span><text:span text:style-name="T24">ifstream </text:span><text:span text:style-name="T9">ifs(FILE_PATH_VERTICES)</text:span><text:span text:style-name="T6">;</text:span></text:p>
      <text:p text:style-name="P35"><text:span text:style-name="T5"><text:s text:c="4"/></text:span><text:span text:style-name="T14">std</text:span><text:span text:style-name="T9">::</text:span><text:span text:style-name="T24">string </text:span><text:span text:style-name="T9">buffer</text:span><text:span text:style-name="T6">;</text:span></text:p>
      <text:p text:style-name="P35"><text:span text:style-name="T5"><text:s text:c="4"/></text:span><text:span text:style-name="T14">vector</text:span><text:span text:style-name="T9">&lt;</text:span><text:span text:style-name="T24">string</text:span><text:span text:style-name="T9">&gt; vertices</text:span><text:span text:style-name="T6">;</text:span></text:p>
      <text:p text:style-name="P35"><text:span text:style-name="T5"><text:s text:c="4"/></text:span><text:span text:style-name="T6">if </text:span><text:span text:style-name="T9">(</text:span><text:span text:style-name="T17">!</text:span><text:span text:style-name="T9">ifs) {</text:span></text:p>
      <text:p text:style-name="P35"><text:s text:c="8"/><text:span text:style-name="T9">cerr </text:span><text:span text:style-name="T17">&lt;&lt; </text:span><text:span text:style-name="T4">"Error abriendo archivo: " </text:span><text:span text:style-name="T17">&lt;&lt; </text:span><text:span text:style-name="T9">FILE_PATH_VERTICES.c_str()</text:span><text:span text:style-name="T6">;</text:span></text:p>
      <text:p text:style-name="P35"><text:span text:style-name="T5"><text:s text:c="8"/></text:span><text:span text:style-name="T9">exit(</text:span><text:span text:style-name="T21">EXIT_FAILURE</text:span><text:span text:style-name="T9">)</text:span><text:span text:style-name="T6">;</text:span></text:p>
      <text:p text:style-name="P35"><text:span text:style-name="T5"><text:s text:c="4"/></text:span><text:span text:style-name="T9">}</text:span></text:p>
      <text:p text:style-name="P35"><text:s text:c="4"/><text:span text:style-name="T14">std</text:span><text:span text:style-name="T9">::</text:span><text:span text:style-name="T24">string </text:span><text:span text:style-name="T9">line</text:span><text:span text:style-name="T6">;</text:span></text:p>
      <text:p text:style-name="P35"><text:span text:style-name="T5"><text:s text:c="4"/></text:span><text:span text:style-name="T6">while </text:span><text:span text:style-name="T9">(getline(ifs</text:span><text:span text:style-name="T6">, </text:span><text:span text:style-name="T9">line)) {</text:span></text:p>
      <text:p text:style-name="P35"><text:s text:c="8"/><text:span text:style-name="T9">vertices.push_back(line)</text:span><text:span text:style-name="T6">;</text:span></text:p>
      <text:p text:style-name="P35"><text:span text:style-name="T5"><text:s text:c="4"/></text:span><text:span text:style-name="T9">}</text:span></text:p>
      <text:p text:style-name="P35"><text:s text:c="4"/><text:span text:style-name="T9">sort(vertices.begin()</text:span><text:span text:style-name="T6">, </text:span><text:span text:style-name="T9">vertices.end())</text:span><text:span text:style-name="T6">;</text:span></text:p>
      <text:p text:style-name="P35"><text:span text:style-name="T5"><text:s text:c="4"/></text:span><text:span text:style-name="T6">return </text:span><text:span text:style-name="T9">vertices</text:span><text:span text:style-name="T6">;</text:span></text:p>
      <text:p text:style-name="P32"><text:soft-page-break/>}</text:p>
      <text:p text:style-name="P37">/*</text:p>
      <text:p text:style-name="P38"><text:s/><text:span text:style-name="T9">* Devuelve el entero asociado al nombre del vertice.</text:span></text:p>
      <text:p text:style-name="P38"><text:s/><text:span text:style-name="T9">*/</text:span></text:p>
      <text:p text:style-name="P32"><text:span text:style-name="T5">int </text:span><text:span text:style-name="T7">getIndexOfVertice</text:span>(<text:span text:style-name="T23">string </text:span>vertice) {</text:p>
      <text:p text:style-name="P35"><text:s text:c="4"/><text:span text:style-name="T14">vector</text:span><text:span text:style-name="T9">&lt;</text:span><text:span text:style-name="T24">string</text:span><text:span text:style-name="T9">&gt;::</text:span><text:span text:style-name="T24">iterator </text:span><text:span text:style-name="T9">it = find(vertices.begin()</text:span><text:span text:style-name="T6">, </text:span><text:span text:style-name="T9">vertices.end()</text:span><text:span text:style-name="T6">, </text:span><text:span text:style-name="T9">vertice)</text:span><text:span text:style-name="T6">;</text:span></text:p>
      <text:p text:style-name="P35"><text:span text:style-name="T5"><text:s text:c="4"/></text:span><text:span text:style-name="T6">int </text:span><text:span text:style-name="T9">pos = distance(vertices.begin()</text:span><text:span text:style-name="T6">, </text:span><text:span text:style-name="T9">it)</text:span><text:span text:style-name="T6">;</text:span></text:p>
      <text:p text:style-name="P35"><text:span text:style-name="T5"><text:s text:c="4"/></text:span><text:span text:style-name="T6">return </text:span><text:span text:style-name="T9">pos</text:span><text:span text:style-name="T6">;</text:span></text:p>
      <text:p text:style-name="P32">}</text:p>
      <text:p text:style-name="P37">/*</text:p>
      <text:p text:style-name="P38"><text:s/><text:span text:style-name="T9">* Carga del fichero de arcos.</text:span></text:p>
      <text:p text:style-name="P38"><text:s/><text:span text:style-name="T9">*/</text:span></text:p>
      <text:p text:style-name="P32"><text:span text:style-name="T13">vector</text:span>&lt;<text:span text:style-name="T13">Arco</text:span>&gt; <text:span text:style-name="T7">readArcos</text:span>() {</text:p>
      <text:p text:style-name="P35"><text:s text:c="4"/><text:span text:style-name="T14">std</text:span><text:span text:style-name="T9">::</text:span><text:span text:style-name="T24">ifstream </text:span><text:span text:style-name="T9">ifs(FILE_PATH_EDGES)</text:span><text:span text:style-name="T6">;</text:span></text:p>
      <text:p text:style-name="P35"><text:span text:style-name="T5"><text:s text:c="4"/></text:span><text:span text:style-name="T14">std</text:span><text:span text:style-name="T9">::</text:span><text:span text:style-name="T24">string </text:span><text:span text:style-name="T9">buffer</text:span><text:span text:style-name="T6">;</text:span></text:p>
      <text:p text:style-name="P35"><text:span text:style-name="T5"><text:s text:c="4"/></text:span><text:span text:style-name="T6">if </text:span><text:span text:style-name="T9">(</text:span><text:span text:style-name="T17">!</text:span><text:span text:style-name="T9">ifs) {</text:span></text:p>
      <text:p text:style-name="P35"><text:s text:c="8"/><text:span text:style-name="T9">cerr </text:span><text:span text:style-name="T17">&lt;&lt; </text:span><text:span text:style-name="T4">"Error abriendo archivo: " </text:span><text:span text:style-name="T17">&lt;&lt; </text:span><text:span text:style-name="T9">FILE_PATH_EDGES.c_str()</text:span><text:span text:style-name="T6">;</text:span></text:p>
      <text:p text:style-name="P35"><text:span text:style-name="T5"><text:s text:c="8"/></text:span><text:span text:style-name="T9">exit(</text:span><text:span text:style-name="T21">EXIT_FAILURE</text:span><text:span text:style-name="T9">)</text:span><text:span text:style-name="T6">;</text:span></text:p>
      <text:p text:style-name="P35"><text:span text:style-name="T5"><text:s text:c="4"/></text:span><text:span text:style-name="T9">}</text:span></text:p>
      <text:p text:style-name="P35"><text:s text:c="4"/><text:span text:style-name="T14">std</text:span><text:span text:style-name="T9">::</text:span><text:span text:style-name="T24">string </text:span><text:span text:style-name="T9">line</text:span><text:span text:style-name="T6">;</text:span></text:p>
      <text:p text:style-name="P35"><text:span text:style-name="T5"><text:s text:c="4"/></text:span><text:span text:style-name="T6">while </text:span><text:span text:style-name="T9">(getline(ifs</text:span><text:span text:style-name="T6">, </text:span><text:span text:style-name="T9">line)) {</text:span></text:p>
      <text:p text:style-name="P35"><text:s text:c="8"/><text:span text:style-name="T14">std</text:span><text:span text:style-name="T9">::</text:span><text:span text:style-name="T24">stringstream </text:span><text:span text:style-name="T9">ss(line)</text:span><text:span text:style-name="T6">;</text:span></text:p>
      <text:p text:style-name="P35"><text:span text:style-name="T5"><text:s text:c="8"/></text:span><text:span text:style-name="T14">std</text:span><text:span text:style-name="T9">::</text:span><text:span text:style-name="T14">vector</text:span><text:span text:style-name="T9">&lt;</text:span><text:span text:style-name="T14">std</text:span><text:span text:style-name="T9">::</text:span><text:span text:style-name="T24">string</text:span><text:span text:style-name="T9">&gt; item</text:span><text:span text:style-name="T6">;</text:span></text:p>
      <text:p text:style-name="P35"><text:span text:style-name="T5"><text:s text:c="8"/></text:span><text:span text:style-name="T14">std</text:span><text:span text:style-name="T9">::</text:span><text:span text:style-name="T24">string </text:span><text:span text:style-name="T9">tmp</text:span><text:span text:style-name="T6">;</text:span></text:p>
      <text:p text:style-name="P35"><text:span text:style-name="T5"><text:s text:c="8"/></text:span><text:span text:style-name="T16">//Punto punto;</text:span></text:p>
      <text:p text:style-name="P35"><text:span text:style-name="T15"><text:s text:c="8"/></text:span><text:span text:style-name="T6">while </text:span><text:span text:style-name="T9">(getline(ss</text:span><text:span text:style-name="T6">, </text:span><text:span text:style-name="T9">tmp</text:span><text:span text:style-name="T6">, </text:span><text:span text:style-name="T4">' '</text:span><text:span text:style-name="T9">)) {</text:span></text:p>
      <text:p text:style-name="P35"><text:s text:c="12"/><text:span text:style-name="T9">item.push_back(tmp)</text:span><text:span text:style-name="T6">;</text:span></text:p>
      <text:p text:style-name="P35"><text:span text:style-name="T5"><text:s text:c="8"/></text:span><text:span text:style-name="T9">}</text:span></text:p>
      <text:p text:style-name="P35"><text:s text:c="8"/><text:span text:style-name="T14">Arco </text:span><text:span text:style-name="T9">edge = {</text:span></text:p>
      <text:p text:style-name="P35"><text:s text:c="16"/><text:span text:style-name="T9">getIndexOfVertice(item.at(</text:span><text:span text:style-name="T11">0</text:span><text:span text:style-name="T9">))</text:span><text:span text:style-name="T6">,</text:span></text:p>
      <text:p text:style-name="P35"><text:span text:style-name="T5"><text:s text:c="16"/></text:span><text:span text:style-name="T9">getIndexOfVertice(item.at(</text:span><text:span text:style-name="T11">1</text:span><text:span text:style-name="T9">))</text:span></text:p>
      <text:p text:style-name="P35"><text:s text:c="8"/><text:span text:style-name="T9">}</text:span><text:span text:style-name="T6">;</text:span></text:p>
      <text:p text:style-name="P35"><text:span text:style-name="T5"><text:s text:c="8"/></text:span><text:span text:style-name="T9">arcos.push_back(edge)</text:span><text:span text:style-name="T6">;</text:span></text:p>
      <text:p text:style-name="P35"><text:span text:style-name="T5"><text:s text:c="4"/></text:span><text:span text:style-name="T9">}</text:span></text:p>
      <text:p text:style-name="P35"><text:s text:c="4"/><text:span text:style-name="T6">return </text:span><text:span text:style-name="T9">arcos</text:span><text:span text:style-name="T6">;</text:span></text:p>
      <text:p text:style-name="P32">}</text:p>
      <text:p text:style-name="P37">/*</text:p>
      <text:p text:style-name="P38"><text:s/><text:span text:style-name="T9">* Funcion principal del ejercicio 4.</text:span></text:p>
      <text:p text:style-name="P38"><text:s/><text:span text:style-name="T9">* - Lee los ficheros de vertices y arcos.</text:span></text:p>
      <text:p text:style-name="P38"><text:s/><text:span text:style-name="T9">* - Almacena la informacion del grafo.</text:span></text:p>
      <text:p text:style-name="P38"><text:s/><text:span text:style-name="T9">* - Muestra la informacion del grafo.</text:span></text:p>
      <text:p text:style-name="P38"><text:s/><text:span text:style-name="T9">*/</text:span></text:p>
      <text:p text:style-name="P32"><text:span text:style-name="T5">int </text:span><text:span text:style-name="T7">ejercicio4</text:span>(<text:span text:style-name="T5">bool </text:span>debug) {</text:p>
      <text:p text:style-name="P35"><text:s text:c="4"/><text:span text:style-name="T9">printBanner(</text:span><text:span text:style-name="T4">"EJERCICIO 4"</text:span><text:span text:style-name="T9">)</text:span><text:span text:style-name="T6">;</text:span></text:p>
      <text:p text:style-name="P35"><text:span text:style-name="T5"><text:s text:c="4"/></text:span><text:span text:style-name="T9">print(</text:span><text:span text:style-name="T4">"Representacion de grafo no dirigido."</text:span><text:span text:style-name="T9">)</text:span><text:span text:style-name="T6">;</text:span></text:p>
      <text:p text:style-name="P35"><text:span text:style-name="T5"><text:s text:c="4"/></text:span><text:span text:style-name="T16">// Carga de ficheros</text:span></text:p>
      <text:p text:style-name="P35"><text:span text:style-name="T15"><text:s text:c="4"/></text:span><text:span text:style-name="T9">vertices </text:span><text:span text:style-name="T17">= </text:span><text:span text:style-name="T9">readVertices()</text:span><text:span text:style-name="T6">;</text:span></text:p>
      <text:p text:style-name="P35"><text:span text:style-name="T5"><text:s text:c="4"/></text:span><text:span text:style-name="T9">arcos </text:span><text:span text:style-name="T17">= </text:span><text:span text:style-name="T9">readArcos()</text:span><text:span text:style-name="T6">;</text:span></text:p>
      <text:p text:style-name="P35"><text:span text:style-name="T5"><text:s text:c="4"/></text:span><text:span text:style-name="T6">int </text:span><text:span text:style-name="T9">N = vertices.size()</text:span><text:span text:style-name="T6">;</text:span></text:p>
      <text:p text:style-name="P35"><text:span text:style-name="T5"><text:s text:c="4"/></text:span><text:span text:style-name="T16">// Construccion del grafo</text:span></text:p>
      <text:p text:style-name="P35"><text:span text:style-name="T15"><text:s text:c="4"/></text:span><text:span text:style-name="T14">Grafo </text:span><text:span text:style-name="T9">graph(arcos</text:span><text:span text:style-name="T6">, </text:span><text:span text:style-name="T9">N)</text:span><text:span text:style-name="T6">;</text:span></text:p>
      <text:p text:style-name="P35"><text:span text:style-name="T5"><text:s text:c="4"/></text:span><text:span text:style-name="T16">// Muestra el grafo</text:span></text:p>
      <text:p text:style-name="P35"><text:span text:style-name="T15"><text:s text:c="4"/></text:span><text:span text:style-name="T9">printGraph(graph</text:span><text:span text:style-name="T6">, </text:span><text:span text:style-name="T9">N)</text:span><text:span text:style-name="T6">;</text:span></text:p>
      <text:p text:style-name="P35"><text:span text:style-name="T5"><text:s text:c="4"/></text:span><text:span text:style-name="T16">// Comprobacion de que la importacion ha sido correcta</text:span></text:p>
      <text:p text:style-name="P35"><text:span text:style-name="T15"><text:s text:c="4"/></text:span><text:span text:style-name="T6">if </text:span><text:span text:style-name="T9">(debug) {</text:span></text:p>
      <text:p text:style-name="P35"><text:soft-page-break/><text:s text:c="8"/><text:span text:style-name="T6">bool </text:span><text:span text:style-name="T9">resultOk = graph.</text:span><text:span text:style-name="T25">adjList</text:span><text:span text:style-name="T17">[</text:span><text:span text:style-name="T11">0</text:span><text:span text:style-name="T17">]</text:span><text:span text:style-name="T9">.size() == </text:span><text:span text:style-name="T11">0 </text:span><text:span text:style-name="T9">&amp;&amp; graph.</text:span><text:span text:style-name="T25">adjList</text:span><text:span text:style-name="T17">[</text:span><text:span text:style-name="T11">1</text:span><text:span text:style-name="T17">]</text:span><text:span text:style-name="T9">.size() == </text:span><text:span text:style-name="T11">1 </text:span><text:span text:style-name="T9">&amp;&amp; graph.</text:span><text:span text:style-name="T25">adjList</text:span><text:span text:style-name="T17">[</text:span><text:span text:style-name="T11">2</text:span><text:span text:style-name="T17">]</text:span><text:span text:style-name="T9">.size() == </text:span><text:span text:style-name="T11">2</text:span><text:span text:style-name="T6">;</text:span></text:p>
      <text:p text:style-name="P35"><text:span text:style-name="T5"><text:s text:c="8"/></text:span><text:span text:style-name="T9">printResult(resultOk)</text:span><text:span text:style-name="T6">;</text:span></text:p>
      <text:p text:style-name="P35"><text:span text:style-name="T5"><text:s text:c="4"/></text:span><text:span text:style-name="T9">}</text:span></text:p>
      <text:p text:style-name="P35"><text:s text:c="4"/><text:span text:style-name="T6">return </text:span><text:span text:style-name="T11">0</text:span><text:span text:style-name="T6">;</text:span></text:p>
      <text:p text:style-name="P41"><text:span text:style-name="T27">}</text:span></text:p>
      <text:h text:style-name="P28" text:outline-level="2"><text:bookmark-start text:name="__RefHeading___Toc267_1248608979"/>Testado<text:bookmark-end text:name="__RefHeading___Toc267_1248608979"/></text:h>
      <text:p text:style-name="P22">El testado se basa en la comprobación del tamaño de las listas de adyacencia de los vertices 1e4, 2k1 y 3.</text:p>
      <text:h text:style-name="Heading_20_1" text:outline-level="1"><text:bookmark-start text:name="__RefHeading___Toc269_1248608979"/>Referencias<text:bookmark-end text:name="__RefHeading___Toc269_1248608979"/></text:h>
      <text:p text:style-name="Text_20_body"/>
      <text:p text:style-name="P10">[1] Introducción al análisis numérico. Carlos Moreno González. Uned. 2011.</text:p>
      <text:p text:style-name="P23"><text:span text:style-name="T28">[2] </text:span><text:a xlink:type="simple" xlink:href="https://www.techiedelight.com/graph-implementation-using-stl/" text:style-name="Internet_20_link" text:visited-style-name="Visited_20_Internet_20_Link">https://www.techiedelight.com/graph-implementation-using-st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sole" style:family="paragraph" style:parent-style-name="Text_20_body">
      <loext:graphic-properties draw:fill="solid" draw:fill-color="#cccccc"/>
      <style:paragraph-properties fo:background-color="#cccccc"/>
      <style:text-properties fo:font-size="10pt" officeooo:rsid="000280ab"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style:text-underline-style="solid" style:text-underline-width="auto" style:text-underline-color="font-color" officeooo:rsid="001a3f2d" officeooo:paragraph-rsid="001a3f2d" style:font-size-asian="10pt" style:font-size-complex="10pt"/>
    </style:style>
    <style:style style:name="MP2" style:family="paragraph" style:parent-style-name="Header">
      <style:text-properties officeooo:rsid="001a3f2d" officeooo:paragraph-rsid="001a3f2d"/>
    </style:style>
    <style:style style:name="MP3"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fo:border="none"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Lenguajes de programación. Trabajo práctico Septiembre 2020 </text:p>
      </style:header>
      <style:header-first>
        <text:p text:style-name="MP2"/>
      </style:header-first>
      <style:footer>
        <text:p text:style-name="MP3"><text:page-number text:select-page="current">21</text:page-number><text:s/>/ <text:page-count>21</text:page-count></text:p>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0T18:05:42.689847710</meta:creation-date>
    <dc:date>2020-07-21T13:04:19.252680425</dc:date>
    <meta:editing-duration>PT1H3M12S</meta:editing-duration>
    <meta:editing-cycles>26</meta:editing-cycles>
    <meta:generator>LibreOffice/6.0.7.3$Linux_X86_64 LibreOffice_project/00m0$Build-3</meta:generator>
    <meta:document-statistic meta:table-count="0" meta:image-count="0" meta:object-count="0" meta:page-count="21" meta:paragraph-count="747" meta:word-count="3908" meta:character-count="25778" meta:non-whitespace-character-count="20024"/>
  </office:meta>
</office:document-meta>
</file>